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automatic-styles>
    <style:style style:name="ce1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2" style:family="table-cell" style:parent-style-name="_19968__33324__32_4" style:data-style-name="N0">
      <style:table-cell-properties style:vertical-align="middle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" style:family="table-cell" style:parent-style-name="_19968__33324___36895__22577__3492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32_4" style:data-style-name="N0">
      <style:table-cell-properties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細明體" style:font-name-asian="細明體" style:font-name-complex="細明體" style:font-family-generic="modern"/>
    </style:style>
    <style:style style:name="ce8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/>
      <style:text-properties style:font-name="新細明體" style:font-name-asian="新細明體" style:font-name-complex="新細明體" fo:font-size="14pt" style:font-size-asian="14pt" style:font-size-complex="14pt" style:font-family-generic="roman"/>
    </style:style>
    <style:style style:name="ce9" style:family="table-cell" style:parent-style-name="_21315__20998__20301__91_0_93__32_4" style:data-style-name="N61">
      <style:table-cell-properties fo:border-top="none" fo:border-bottom="thin solid #000000" fo:border-left="none" fo:border-right="none" style:vertical-align="middle" fo:background-color="#FFFFFF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10" style:family="table-cell" style:parent-style-name="_19968__33324__32_4" style:data-style-name="N0">
      <style:table-cell-properties fo:border-top="none" fo:border-bottom="thin solid #000000" fo:border-left="none" fo:border-right="none"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1" style:family="table-cell" style:parent-style-name="_19968__33324__32_4" style:data-style-name="N0">
      <style:table-cell-properties fo:border-top="thin solid #000000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19968__33324__32_4" style:data-style-name="N0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_32_4" style:data-style-name="N61">
      <style:table-cell-properties fo:border-top="thin solid #000000" fo:border-bottom="none" fo:border-left="thin solid #000000" fo:border-right="none" style:vertical-align="automatic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32_4" style:data-style-name="N0">
      <style:table-cell-properties fo:border-top="thin solid #000000" fo:border-bottom="none" fo:border-left="thin solid #000000" fo:border-right="none" style:vertical-align="automatic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19968__33324__32_4" style:data-style-name="N0">
      <style:table-cell-properties fo:border-top="none" fo:border-bottom="thin solid #000000" fo:border-left="none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19968__33324__32_4" style:data-style-name="N0">
      <style:table-cell-properties fo:border-top="none" fo:border-bottom="thin solid #000000" fo:border-left="thin solid #000000" fo:border-right="thin solid #000000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_32_4" style:data-style-name="N61">
      <style:table-cell-properties fo:border-top="none" fo:border-bottom="thin solid #000000" fo:border-left="thin solid #000000" fo:border-right="none" style:vertical-align="top" fo:background-color="#FFFFFF" style:cell-protect="none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32_4" style:data-style-name="N0">
      <style:table-cell-properties fo:border-top="none" fo:border-bottom="thin solid #000000" fo:border-left="thin solid #000000" fo:border-right="none" style:vertical-align="top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2" style:family="table-cell" style:parent-style-name="_19968__33324__32_4" style:data-style-name="N73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3" style:family="table-cell" style:parent-style-name="_19968__33324__32_4" style:data-style-name="N72">
      <style:table-cell-properties fo:border-top="thin solid #000000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4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5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6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28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29" style:family="table-cell" style:parent-style-name="_21315__20998__20301__32_2" style:data-style-name="N64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0" style:family="table-cell" style:parent-style-name="_21315__20998__20301__32_2" style:data-style-name="N63">
      <style:table-cell-properties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1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2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3" style:family="table-cell" style:parent-style-name="_19968__33324___36895__22577__34920_" style:data-style-name="N48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5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6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37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38" style:family="table-cell" style:parent-style-name="_19968__33324__32_4" style:data-style-name="N64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39" style:family="table-cell" style:parent-style-name="_19968__33324__32_4" style:data-style-name="N63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4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41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42" style:family="table-cell" style:parent-style-name="_19968__33324__32_4" style:data-style-name="N72">
      <style:table-cell-properties fo:border-top="none" fo:border-bottom="none" fo:border-left="thin solid #000000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3" style:family="table-cell" style:parent-style-name="_19968__33324__32_4" style:data-style-name="N72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4" style:family="table-cell" style:parent-style-name="_19968__33324__32_4" style:data-style-name="N56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5" style:family="table-cell" style:parent-style-name="_19968__33324__32_4" style:data-style-name="N56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46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7" style:family="table-cell" style:parent-style-name="_21315__20998__20301__91_0_93__96-09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8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49" style:family="table-cell" style:parent-style-name="_21315__20998__20301__91_0_93__96-09" style:data-style-name="N72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0" style:family="table-cell" style:parent-style-name="_21315__20998__20301__91_0_93__96-09" style:data-style-name="N56">
      <style:table-cell-properties fo:border-top="none" fo:border-bottom="none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1" style:family="table-cell" style:parent-style-name="_21315__20998__20301__32_2" style:data-style-name="N66">
      <style:table-cell-properties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2" style:family="table-cell" style:parent-style-name="Default" style:data-style-name="N73">
      <style:table-cell-properties fo:background-color="#FFFFFF"/>
      <style:text-properties style:font-name="Times New Roman" style:font-name-asian="Times New Roman" style:font-name-complex="Times New Roman" style:font-family-generic="roman"/>
    </style:style>
    <style:style style:name="ce53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4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55" style:family="table-cell" style:parent-style-name="Default" style:data-style-name="N73">
      <style:table-cell-properties fo:border-top="none" fo:border-bottom="thin solid #000000" fo:border-left="none" fo:border-right="none" fo:background-color="#FFFFFF"/>
      <style:text-properties style:font-name="Times New Roman" style:font-name-asian="Times New Roman" style:font-name-complex="Times New Roman" style:font-family-generic="roman"/>
    </style:style>
    <style:style style:name="ce56" style:family="table-cell" style:parent-style-name="_21315__20998__20301__32_2" style:data-style-name="N72">
      <style:table-cell-properties fo:border-top="none" fo:border-bottom="thin solid #000000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7" style:family="table-cell" style:parent-style-name="_21315__20998__20301__91_0_93__96-09" style:data-style-name="N72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8" style:family="table-cell" style:parent-style-name="_21315__20998__20301__91_0_93__96-09" style:data-style-name="N56">
      <style:table-cell-properties fo:border-top="none" fo:border-bottom="thin solid #000000" fo:border-left="thin solid #000000" fo:border-right="none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59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0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1" style:family="table-cell" style:parent-style-name="_19968__33324___32080__23130_" style:data-style-name="N0">
      <style:table-cell-properties style:vertical-align="automatic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2" style:family="table-cell" style:parent-style-name="_19968__33324___36895__22577__34920_" style:data-style-name="N0">
      <style:table-cell-properties style:vertical-align="middle" fo:background-color="#FFFFFF" style:cell-protect="none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3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64" style:family="table-cell" style:parent-style-name="_19968__33324__32_4" style:data-style-name="N0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5" style:family="table-cell" style:parent-style-name="_19968__33324__32_4" style:data-style-name="N0">
      <style:table-cell-properties style:vertical-align="automatic" fo:background-color="#FFFFFF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6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fo:font-weight="bold" style:font-weight-asian="bold" style:font-weight-complex="bold" style:font-family-generic="roman"/>
    </style:style>
    <style:style style:name="ce67" style:family="table-cell" style:parent-style-name="_19968__33324__32_4" style:data-style-name="N65">
      <style:table-cell-properties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68" style:family="table-cell" style:parent-style-name="_19968__33324__32_4" style:data-style-name="N0">
      <style:table-cell-properties fo:border-top="none" fo:border-bottom="thin solid #000000" fo:border-left="none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fo:font-size="17pt" style:font-size-asian="17pt" style:font-size-complex="17pt" style:font-family-generic="roman"/>
    </style:style>
    <style:style style:name="ce69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0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1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2" style:family="table-cell" style:parent-style-name="_21315__20998__20301__32_2" style:data-style-name="N72">
      <style:table-cell-properties fo:border-top="none" fo:border-bottom="none" fo:border-left="thin solid #000000" fo:border-right="none" style:vertical-align="automatic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3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4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5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automatic" fo:background-color="#FFFFFF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6" style:family="table-cell" style:parent-style-name="_21315__20998__20301__91_0_93__32_4" style:data-style-name="N72">
      <style:table-cell-properties fo:border-top="none" fo:border-bottom="none" fo:border-left="thin solid #000000" fo:border-right="thin solid #000000"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7" style:family="table-cell" style:parent-style-name="_21315__20998__20301__91_0_93__32_4" style:data-style-name="N72">
      <style:table-cell-properties style:vertical-align="automatic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79" style:family="table-cell" style:parent-style-name="_19968__33324__32_4" style:data-style-name="N73">
      <style:table-cell-properties fo:border-top="none" fo:border-bottom="none" fo:border-left="thin solid #000000" fo:border-right="thin solid #000000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0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1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2" style:family="table-cell" style:parent-style-name="_21315__20998__20301__32_2" style:data-style-name="N72">
      <style:table-cell-properties fo:border-top="none" fo:border-bottom="none" fo:border-left="thin solid #000000" fo:border-right="thin solid #000000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3" style:family="table-cell" style:parent-style-name="_19968__33324__32_4" style:data-style-name="N56">
      <style:table-cell-properties fo:border-top="none" fo:border-bottom="none" fo:border-left="thin solid #000000" fo:border-right="none" style:vertical-align="middle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4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5" style:family="table-cell" style:parent-style-name="_19968__33324__32_4" style:data-style-name="N73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6" style:family="table-cell" style:parent-style-name="_19968__33324__32_4" style:data-style-name="N56">
      <style:table-cell-properties fo:border-top="none" fo:border-bottom="none" fo:border-left="thin solid #000000" fo:border-right="none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7" style:family="table-cell" style:parent-style-name="_19968__33324__32_4" style:data-style-name="N0">
      <style:table-cell-properties style:vertical-align="automatic" fo:background-color="#FFFFFF" style:cell-protect="protected"/>
      <style:text-properties style:font-name="Times New Roman" style:font-name-asian="Times New Roman" style:font-name-complex="Times New Roman" style:font-family-generic="roman"/>
    </style:style>
    <style:style style:name="ce88" style:family="table-cell" style:parent-style-name="_19968__33324__32_4" style:data-style-name="N56">
      <style:table-cell-properties fo:border-top="none" fo:border-bottom="none" fo:border-left="thin solid #000000" fo:border-right="thin solid #000000" style:vertical-align="automatic" fo:background-color="#FFFFFF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89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90" style:family="table-cell" style:parent-style-name="_19968__33324__32_4" style:data-style-name="N0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1" style:family="table-cell" style:parent-style-name="_19968__33324__32_4" style:data-style-name="N73">
      <style:table-cell-properties fo:border-top="none" fo:border-bottom="none" fo:border-left="none" fo:border-right="thin solid #000000" style:vertical-align="automatic" fo:background-color="#FFFFFF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2" style:family="table-cell" style:parent-style-name="_19968__33324__32_4" style:data-style-name="N0">
      <style:table-cell-properties fo:border-top="none" fo:border-bottom="thin solid #000000" fo:border-left="none" fo:border-right="thin solid #000000" style:vertical-align="automatic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style:font-family-generic="roman"/>
    </style:style>
    <style:style style:name="ce93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4" style:family="table-cell" style:parent-style-name="_21315__20998__20301__91_0_93__32_4" style:data-style-name="N56">
      <style:table-cell-properties fo:border-top="thin solid #000000" fo:border-bottom="none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5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#FFFFFF" style:cell-protect="protected" style:repeat-content="false"/>
      <style:paragraph-properties fo:text-align="center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96" style:family="table-cell" style:parent-style-name="_21315__20998__20301__91_0_93__32_4" style:data-style-name="N56">
      <style:table-cell-properties fo:border-top="none" fo:border-bottom="thin solid #000000" fo:border-left="thin solid #000000" fo:border-right="none" style:vertical-align="middle" fo:background-color="#FFFFFF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97" style:family="table-cell" style:parent-style-name="_19968__33324__32_4" style:data-style-name="N0">
      <style:table-cell-properties fo:border-top="thin solid #000000" fo:border-bottom="none" fo:border-left="none" fo:border-right="none" style:vertical-align="middle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8" style:family="table-cell" style:parent-style-name="_19968__33324__32_4" style:data-style-name="N0">
      <style:table-cell-properties fo:border-top="thin solid #000000" fo:border-bottom="none" fo:border-left="none" fo:border-right="none" style:vertical-align="automatic" fo:background-color="#FFFFFF" style:cell-protect="protected"/>
      <style:text-properties style:font-name="新細明體" style:font-name-asian="新細明體" style:font-name-complex="新細明體" style:font-family-generic="roman"/>
    </style:style>
    <style:style style:name="ce99" style:family="table-cell" style:parent-style-name="_19968__33324__32_4" style:data-style-name="N0">
      <style:table-cell-properties style:vertical-align="middle" fo:background-color="#FFFFFF" style:cell-protect="protected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100" style:family="table-cell" style:parent-style-name="_19968__33324__32_4" style:data-style-name="N0">
      <style:table-cell-properties fo:border-top="thin solid #000000" fo:border-bottom="thin solid #000000" fo:border-left="none" fo:border-right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1" style:family="table-cell" style:parent-style-name="_19968__33324__32_4" style:data-style-name="N0">
      <style:table-cell-properties fo:border="thin solid #000000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02" style:family="table-cell" style:parent-style-name="_19968__33324__32_4" style:data-style-name="N0">
      <style:table-cell-properties fo:border-top="thin solid #000000" fo:border-bottom="thin solid #000000" fo:border-left="thin solid #000000" fo:border-right="none" style:vertical-align="middle" fo:background-color="#FFFFFF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 style:font-charset="x-symbol"/>
    </style:style>
    <style:style style:name="T4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 style:font-family-generic="roman"/>
    </style:style>
    <style:style style:name="T5" style:family="text" style:parent-style-name="Default">
      <style:text-properties fo:color="#000000" style:text-line-through-style="none" style:font-name="新細明體" style:font-name-asian="新細明體" style:font-name-complex="新細明體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 style:font-charset="x-symbol"/>
    </style:style>
    <style:style style:name="T6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roman"/>
    </style:style>
    <style:style style:name="T7" style:family="text" style:parent-style-name="Default">
      <style:text-properties fo:color="#000000" style:text-line-through-style="none" style:font-name="細明體" style:font-name-asian="細明體" style:font-name-complex="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2225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1.87854166666667cm"/>
    </style:style>
    <style:style style:name="co9" style:family="table-column">
      <style:table-column-properties fo:break-before="auto" style:column-width="2.48708333333333cm"/>
    </style:style>
    <style:style style:name="co10" style:family="table-column">
      <style:table-column-properties fo:break-before="auto" style:column-width="3.069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936875cm"/>
    </style:style>
    <style:style style:name="co13" style:family="table-column">
      <style:table-column-properties fo:break-before="auto" style:column-width="2.8575cm"/>
    </style:style>
    <style:style style:name="co14" style:family="table-column">
      <style:table-column-properties fo:break-before="auto" style:column-width="2.88395833333333cm"/>
    </style:style>
    <style:style style:name="co15" style:family="table-column">
      <style:table-column-properties fo:break-before="auto" style:column-width="3.46604166666667cm"/>
    </style:style>
    <style:style style:name="co16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4pt" style:use-optimal-row-height="false" fo:break-before="auto"/>
    </style:style>
    <style:style style:name="ro3" style:family="table-row">
      <style:table-row-properties style:row-height="22.7pt" style:use-optimal-row-height="false" fo:break-before="auto"/>
    </style:style>
    <style:style style:name="ro4" style:family="table-row">
      <style:table-row-properties style:row-height="15pt" style:use-optimal-row-height="false" fo:break-before="auto"/>
    </style:style>
    <style:style style:name="ro5" style:family="table-row">
      <style:table-row-properties style:row-height="35.1pt" style:use-optimal-row-height="false" fo:break-before="auto"/>
    </style:style>
    <style:style style:name="ro6" style:family="table-row">
      <style:table-row-properties style:row-height="16.5pt" style:use-optimal-row-height="true" fo:break-before="auto"/>
    </style:style>
    <style:style style:name="ro7" style:family="table-row">
      <style:table-row-properties style:row-height="23.1pt" style:use-optimal-row-height="false" fo:break-before="auto"/>
    </style:style>
    <style:style style:name="ro8" style:family="table-row">
      <style:table-row-properties style:row-height="21.4pt" style:use-optimal-row-height="false" fo:break-before="auto"/>
    </style:style>
    <style:style style:name="ro9" style:family="table-row">
      <style:table-row-properties style:row-height="24.95pt" style:use-optimal-row-height="false" fo:break-before="auto"/>
    </style:style>
    <style:style style:name="ro10" style:family="table-row">
      <style:table-row-properties style:row-height="16.5pt" style:use-optimal-row-height="false" fo:break-before="auto"/>
    </style:style>
    <style:style style:name="ro11" style:family="table-row">
      <style:table-row-properties style:row-height="8.1pt" style:use-optimal-row-height="false" fo:break-before="auto"/>
    </style:style>
    <style:style style:name="ro12" style:family="table-row">
      <style:table-row-properties style:row-height="17.1pt" style:use-optimal-row-height="false" fo:break-before="auto"/>
    </style:style>
    <style:style style:name="ro13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02-年月別" table:style-name="ta1">
        <table:table-column table:style-name="co1" table:default-cell-style-name="ce5"/>
        <table:table-column table:style-name="co2" table:default-cell-style-name="ce5"/>
        <table:table-column table:style-name="co3" table:number-columns-repeated="2" table:default-cell-style-name="ce5"/>
        <table:table-column table:style-name="co4" table:default-cell-style-name="ce5"/>
        <table:table-column table:style-name="co5" table:default-cell-style-name="ce5"/>
        <table:table-column table:style-name="co1" table:number-columns-repeated="3" table:default-cell-style-name="ce5"/>
        <table:table-column table:style-name="co6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16372" table:default-cell-style-name="ce5"/>
        <table:table-row table:style-name="ro1">
          <table:table-cell office:value-type="string" table:number-columns-spanned="12" table:number-rows-spanned="1" table:style-name="ce99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7"/>
        </table:table-row>
        <table:table-row table:style-name="ro2">
          <table:table-cell table:style-name="ce66"/>
          <table:table-cell table:style-name="ce67"/>
          <table:table-cell table:number-columns-repeated="8" table:style-name="ce68"/>
          <table:table-cell table:style-name="ce5"/>
          <table:table-cell office:value-type="string" table:style-name="ce10">
            <text:p>單位：平方公里；個；戶；人</text:p>
          </table:table-cell>
          <table:table-cell table:number-columns-repeated="16372"/>
        </table:table-row>
        <table:table-row table:style-name="ro1">
          <table:table-cell office:value-type="string" table:number-columns-spanned="1" table:number-rows-spanned="2" table:style-name="ce100">
            <text:p><text:s/>年 月 底 別</text:p>
          </table:table-cell>
          <table:table-cell office:value-type="string" table:style-name="ce11">
            <text:p>土 地 面 積</text:p>
          </table:table-cell>
          <table:table-cell office:value-type="string" table:style-name="ce12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34">
            <text:p>87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755" table:style-name="ce70">
            <text:p>7,755</text:p>
          </table:table-cell>
          <table:table-cell office:value-type="float" office:value="143104" table:style-name="ce70">
            <text:p>143,104</text:p>
          </table:table-cell>
          <table:table-cell office:value-type="float" office:value="6369768" table:style-name="ce71">
            <text:p>6,369,768</text:p>
          </table:table-cell>
          <table:table-cell office:value-type="float" office:value="21928591" table:style-name="ce71">
            <text:p>21,928,591</text:p>
          </table:table-cell>
          <table:table-cell office:value-type="float" office:value="11243408" table:style-name="ce70">
            <text:p>11,243,408</text:p>
          </table:table-cell>
          <table:table-cell office:value-type="float" office:value="10685183" table:style-name="ce72">
            <text:p>10,685,183</text:p>
          </table:table-cell>
          <table:table-cell office:value-type="float" office:value="105.22" table:style-name="ce73">
            <text:p>105.22</text:p>
          </table:table-cell>
          <table:table-cell office:value-type="float" office:value="605.96" table:style-name="ce73">
            <text:p>605.96</text:p>
          </table:table-cell>
          <table:table-cell office:value-type="float" office:value="3.44" table:style-name="ce73">
            <text:p>3.4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88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4">
            <text:p>369</text:p>
          </table:table-cell>
          <table:table-cell office:value-type="float" office:value="7755" table:style-name="ce74">
            <text:p>7,755</text:p>
          </table:table-cell>
          <table:table-cell office:value-type="float" office:value="143471" table:style-name="ce74">
            <text:p>143,471</text:p>
          </table:table-cell>
          <table:table-cell office:value-type="float" office:value="6532466" table:style-name="ce75">
            <text:p>6,532,466</text:p>
          </table:table-cell>
          <table:table-cell office:value-type="float" office:value="22092387" table:style-name="ce71">
            <text:p>22,092,387</text:p>
          </table:table-cell>
          <table:table-cell office:value-type="float" office:value="11312728" table:style-name="ce76">
            <text:p>11,312,728</text:p>
          </table:table-cell>
          <table:table-cell office:value-type="float" office:value="10779659" table:style-name="ce77">
            <text:p>10,779,659</text:p>
          </table:table-cell>
          <table:table-cell office:value-type="float" office:value="104.95" table:style-name="ce73">
            <text:p>104.95</text:p>
          </table:table-cell>
          <table:table-cell office:value-type="float" office:value="610.49" table:style-name="ce73">
            <text:p>610.49</text:p>
          </table:table-cell>
          <table:table-cell office:value-type="float" office:value="3.38" table:style-name="ce73">
            <text:p>3.38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89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4">
            <text:p>369</text:p>
          </table:table-cell>
          <table:table-cell office:value-type="float" office:value="7756" table:style-name="ce74">
            <text:p>7,756</text:p>
          </table:table-cell>
          <table:table-cell office:value-type="float" office:value="144112" table:style-name="ce74">
            <text:p>144,112</text:p>
          </table:table-cell>
          <table:table-cell office:value-type="float" office:value="6681685" table:style-name="ce77">
            <text:p>6,681,685</text:p>
          </table:table-cell>
          <table:table-cell office:value-type="float" office:value="22276672" table:style-name="ce71">
            <text:p>22,276,672</text:p>
          </table:table-cell>
          <table:table-cell office:value-type="float" office:value="11392050" table:style-name="ce76">
            <text:p>11,392,050</text:p>
          </table:table-cell>
          <table:table-cell office:value-type="float" office:value="10884622" table:style-name="ce77">
            <text:p>10,884,622</text:p>
          </table:table-cell>
          <table:table-cell office:value-type="float" office:value="104.66" table:style-name="ce73">
            <text:p>104.66</text:p>
          </table:table-cell>
          <table:table-cell office:value-type="float" office:value="615.58000000000004" table:style-name="ce73">
            <text:p>615.58</text:p>
          </table:table-cell>
          <table:table-cell office:value-type="float" office:value="3.33" table:style-name="ce73">
            <text:p>3.33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90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775" table:style-name="ce70">
            <text:p>7,775</text:p>
          </table:table-cell>
          <table:table-cell office:value-type="float" office:value="145196" table:style-name="ce72">
            <text:p>145,196</text:p>
          </table:table-cell>
          <table:table-cell office:value-type="float" office:value="6802281" table:style-name="ce70">
            <text:p>6,802,281</text:p>
          </table:table-cell>
          <table:table-cell office:value-type="float" office:value="22405568" table:style-name="ce71">
            <text:p>22,405,568</text:p>
          </table:table-cell>
          <table:table-cell office:value-type="float" office:value="11441651" table:style-name="ce70">
            <text:p>11,441,651</text:p>
          </table:table-cell>
          <table:table-cell office:value-type="float" office:value="10963917" table:style-name="ce72">
            <text:p>10,963,917</text:p>
          </table:table-cell>
          <table:table-cell office:value-type="float" office:value="104.36" table:style-name="ce73">
            <text:p>104.36</text:p>
          </table:table-cell>
          <table:table-cell office:value-type="float" office:value="619.14" table:style-name="ce73">
            <text:p>619.14</text:p>
          </table:table-cell>
          <table:table-cell office:value-type="float" office:value="3.29" table:style-name="ce73">
            <text:p>3.29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34">
            <text:p>91<text:s/><text:span text:style-name="T3">年</text:span></text:p>
          </table:table-cell>
          <table:table-cell office:value-type="float" office:value="36188.035400000001" table:style-name="ce69">
            <text:p>36,188.0354</text:p>
          </table:table-cell>
          <table:table-cell office:value-type="float" office:value="369" table:style-name="ce70">
            <text:p>369</text:p>
          </table:table-cell>
          <table:table-cell office:value-type="float" office:value="7809" table:style-name="ce70">
            <text:p>7,809</text:p>
          </table:table-cell>
          <table:table-cell office:value-type="float" office:value="146266" table:style-name="ce72">
            <text:p>146,266</text:p>
          </table:table-cell>
          <table:table-cell office:value-type="float" office:value="6925019" table:style-name="ce70">
            <text:p>6,925,019</text:p>
          </table:table-cell>
          <table:table-cell office:value-type="float" office:value="22520776" table:style-name="ce71">
            <text:p>22,520,776</text:p>
          </table:table-cell>
          <table:table-cell office:value-type="float" office:value="11485409" table:style-name="ce70">
            <text:p>11,485,409</text:p>
          </table:table-cell>
          <table:table-cell office:value-type="float" office:value="11035367" table:style-name="ce72">
            <text:p>11,035,367</text:p>
          </table:table-cell>
          <table:table-cell office:value-type="float" office:value="104.08" table:style-name="ce73">
            <text:p>104.08</text:p>
          </table:table-cell>
          <table:table-cell office:value-type="float" office:value="622.33000000000004" table:style-name="ce73">
            <text:p>622.33</text:p>
          </table:table-cell>
          <table:table-cell office:value-type="float" office:value="3.25" table:style-name="ce73">
            <text:p>3.2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78">
            <text:p>92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9" table:style-name="ce80">
            <text:p>369</text:p>
          </table:table-cell>
          <table:table-cell office:value-type="float" office:value="7809" table:style-name="ce80">
            <text:p>7,809</text:p>
          </table:table-cell>
          <table:table-cell office:value-type="float" office:value="145971" table:style-name="ce80">
            <text:p>145,971</text:p>
          </table:table-cell>
          <table:table-cell office:value-type="float" office:value="7047168" table:style-name="ce80">
            <text:p>7,047,168</text:p>
          </table:table-cell>
          <table:table-cell office:value-type="float" office:value="22604550" table:style-name="ce80">
            <text:p>22,604,550</text:p>
          </table:table-cell>
          <table:table-cell office:value-type="float" office:value="11515062" table:style-name="ce80">
            <text:p>11,515,062</text:p>
          </table:table-cell>
          <table:table-cell office:value-type="float" office:value="11089488" table:style-name="ce80">
            <text:p>11,089,488</text:p>
          </table:table-cell>
          <table:table-cell office:value-type="float" office:value="103.84" table:style-name="ce81">
            <text:p>103.84</text:p>
          </table:table-cell>
          <table:table-cell office:value-type="float" office:value="624.64" table:style-name="ce81">
            <text:p>624.64</text:p>
          </table:table-cell>
          <table:table-cell office:value-type="float" office:value="3.21" table:style-name="ce81">
            <text:p>3.21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3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2">
            <text:p>368</text:p>
          </table:table-cell>
          <table:table-cell office:value-type="float" office:value="7810" table:style-name="ce82">
            <text:p>7,810</text:p>
          </table:table-cell>
          <table:table-cell office:value-type="float" office:value="146225" table:style-name="ce82">
            <text:p>146,225</text:p>
          </table:table-cell>
          <table:table-cell office:value-type="float" office:value="7179943" table:style-name="ce82">
            <text:p>7,179,943</text:p>
          </table:table-cell>
          <table:table-cell office:value-type="float" office:value="22689122" table:style-name="ce82">
            <text:p>22,689,122</text:p>
          </table:table-cell>
          <table:table-cell office:value-type="float" office:value="11541585" table:style-name="ce82">
            <text:p>11,541,585</text:p>
          </table:table-cell>
          <table:table-cell office:value-type="float" office:value="11147537" table:style-name="ce82">
            <text:p>11,147,537</text:p>
          </table:table-cell>
          <table:table-cell office:value-type="float" office:value="103.53" table:style-name="ce81">
            <text:p>103.53</text:p>
          </table:table-cell>
          <table:table-cell office:value-type="float" office:value="626.98" table:style-name="ce81">
            <text:p>626.98</text:p>
          </table:table-cell>
          <table:table-cell office:value-type="float" office:value="3.16" table:style-name="ce83">
            <text:p>3.1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4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0">
            <text:p>368</text:p>
          </table:table-cell>
          <table:table-cell office:value-type="float" office:value="7833" table:style-name="ce80">
            <text:p>7,833</text:p>
          </table:table-cell>
          <table:table-cell office:value-type="float" office:value="146967" table:style-name="ce80">
            <text:p>146,967</text:p>
          </table:table-cell>
          <table:table-cell office:value-type="float" office:value="7292879" table:style-name="ce80">
            <text:p>7,292,879</text:p>
          </table:table-cell>
          <table:table-cell office:value-type="float" office:value="22770383" table:style-name="ce82">
            <text:p>22,770,383</text:p>
          </table:table-cell>
          <table:table-cell office:value-type="float" office:value="11562440" table:style-name="ce80">
            <text:p>11,562,440</text:p>
          </table:table-cell>
          <table:table-cell office:value-type="float" office:value="11207943" table:style-name="ce80">
            <text:p>11,207,943</text:p>
          </table:table-cell>
          <table:table-cell office:value-type="float" office:value="103.16" table:style-name="ce81">
            <text:p>103.16</text:p>
          </table:table-cell>
          <table:table-cell office:value-type="float" office:value="629.22" table:style-name="ce81">
            <text:p>629.22</text:p>
          </table:table-cell>
          <table:table-cell office:value-type="float" office:value="3.12" table:style-name="ce83">
            <text:p>3.12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5<text:s/><text:span text:style-name="T3">年</text:span></text:p>
          </table:table-cell>
          <table:table-cell office:value-type="float" office:value="36188.035400000001" table:style-name="ce79">
            <text:p>36,188.0354</text:p>
          </table:table-cell>
          <table:table-cell office:value-type="float" office:value="368" table:style-name="ce80">
            <text:p>368</text:p>
          </table:table-cell>
          <table:table-cell office:value-type="float" office:value="7828" table:style-name="ce80">
            <text:p>7,828</text:p>
          </table:table-cell>
          <table:table-cell office:value-type="float" office:value="147134" table:style-name="ce80">
            <text:p>147,134</text:p>
          </table:table-cell>
          <table:table-cell office:value-type="float" office:value="7394758" table:style-name="ce80">
            <text:p>7,394,758</text:p>
          </table:table-cell>
          <table:table-cell office:value-type="float" office:value="22876527" table:style-name="ce82">
            <text:p>22,876,527</text:p>
          </table:table-cell>
          <table:table-cell office:value-type="float" office:value="11591707" table:style-name="ce80">
            <text:p>11,591,707</text:p>
          </table:table-cell>
          <table:table-cell office:value-type="float" office:value="11284820" table:style-name="ce80">
            <text:p>11,284,820</text:p>
          </table:table-cell>
          <table:table-cell office:value-type="float" office:value="102.72" table:style-name="ce81">
            <text:p>102.72</text:p>
          </table:table-cell>
          <table:table-cell office:value-type="float" office:value="632.16" table:style-name="ce81">
            <text:p>632.16</text:p>
          </table:table-cell>
          <table:table-cell office:value-type="float" office:value="3.09" table:style-name="ce81">
            <text:p>3.09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6<text:s/><text:span text:style-name="T3">年</text:span></text:p>
          </table:table-cell>
          <table:table-cell office:value-type="float" office:value="36189.505000000012" table:style-name="ce79">
            <text:p>36,189.5050</text:p>
          </table:table-cell>
          <table:table-cell office:value-type="float" office:value="368" table:style-name="ce80">
            <text:p>368</text:p>
          </table:table-cell>
          <table:table-cell office:value-type="float" office:value="7826" table:style-name="ce80">
            <text:p>7,826</text:p>
          </table:table-cell>
          <table:table-cell office:value-type="float" office:value="147342" table:style-name="ce80">
            <text:p>147,342</text:p>
          </table:table-cell>
          <table:table-cell office:value-type="float" office:value="7512449" table:style-name="ce80">
            <text:p>7,512,449</text:p>
          </table:table-cell>
          <table:table-cell office:value-type="float" office:value="22958360" table:style-name="ce82">
            <text:p>22,958,360</text:p>
          </table:table-cell>
          <table:table-cell office:value-type="float" office:value="11608767" table:style-name="ce80">
            <text:p>11,608,767</text:p>
          </table:table-cell>
          <table:table-cell office:value-type="float" office:value="11349593" table:style-name="ce80">
            <text:p>11,349,593</text:p>
          </table:table-cell>
          <table:table-cell office:value-type="float" office:value="102.28" table:style-name="ce81">
            <text:p>102.28</text:p>
          </table:table-cell>
          <table:table-cell office:value-type="float" office:value="634.39" table:style-name="ce81">
            <text:p>634.39</text:p>
          </table:table-cell>
          <table:table-cell office:value-type="float" office:value="3.06" table:style-name="ce81">
            <text:p>3.0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7<text:s/><text:span text:style-name="T3">年</text:span></text:p>
          </table:table-cell>
          <table:table-cell office:value-type="float" office:value="36189.505000000012" table:style-name="ce79">
            <text:p>36,189.5050</text:p>
          </table:table-cell>
          <table:table-cell office:value-type="float" office:value="368" table:style-name="ce80">
            <text:p>368</text:p>
          </table:table-cell>
          <table:table-cell office:value-type="float" office:value="7827" table:style-name="ce80">
            <text:p>7,827</text:p>
          </table:table-cell>
          <table:table-cell office:value-type="float" office:value="147591" table:style-name="ce80">
            <text:p>147,591</text:p>
          </table:table-cell>
          <table:table-cell office:value-type="float" office:value="7655772" table:style-name="ce80">
            <text:p>7,655,772</text:p>
          </table:table-cell>
          <table:table-cell office:value-type="float" office:value="23037031" table:style-name="ce82">
            <text:p>23,037,031</text:p>
          </table:table-cell>
          <table:table-cell office:value-type="float" office:value="11626351" table:style-name="ce80">
            <text:p>11,626,351</text:p>
          </table:table-cell>
          <table:table-cell office:value-type="float" office:value="11410680" table:style-name="ce80">
            <text:p>11,410,680</text:p>
          </table:table-cell>
          <table:table-cell office:value-type="float" office:value="101.89" table:style-name="ce81">
            <text:p>101.89</text:p>
          </table:table-cell>
          <table:table-cell office:value-type="float" office:value="636.57000000000005" table:style-name="ce81">
            <text:p>636.57</text:p>
          </table:table-cell>
          <table:table-cell office:value-type="float" office:value="3.01" table:style-name="ce81">
            <text:p>3.01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8<text:s/><text:span text:style-name="T3">年</text:span></text:p>
          </table:table-cell>
          <table:table-cell office:value-type="float" office:value="36191.466699999997" table:style-name="ce79">
            <text:p>36,191.4667</text:p>
          </table:table-cell>
          <table:table-cell office:value-type="float" office:value="368" table:style-name="ce80">
            <text:p>368</text:p>
          </table:table-cell>
          <table:table-cell office:value-type="float" office:value="7834" table:style-name="ce80">
            <text:p>7,834</text:p>
          </table:table-cell>
          <table:table-cell office:value-type="float" office:value="147863" table:style-name="ce80">
            <text:p>147,863</text:p>
          </table:table-cell>
          <table:table-cell office:value-type="float" office:value="7805834" table:style-name="ce80">
            <text:p>7,805,834</text:p>
          </table:table-cell>
          <table:table-cell office:value-type="float" office:value="23119772" table:style-name="ce82">
            <text:p>23,119,772</text:p>
          </table:table-cell>
          <table:table-cell office:value-type="float" office:value="11636734" table:style-name="ce80">
            <text:p>11,636,734</text:p>
          </table:table-cell>
          <table:table-cell office:value-type="float" office:value="11483038" table:style-name="ce80">
            <text:p>11,483,038</text:p>
          </table:table-cell>
          <table:table-cell office:value-type="float" office:value="101.34" table:style-name="ce81">
            <text:p>101.34</text:p>
          </table:table-cell>
          <table:table-cell office:value-type="float" office:value="638.82000000000005" table:style-name="ce81">
            <text:p>638.82</text:p>
          </table:table-cell>
          <table:table-cell office:value-type="float" office:value="2.96" table:style-name="ce81">
            <text:p>2.96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78">
            <text:p>99<text:s/><text:span text:style-name="T3">年</text:span></text:p>
          </table:table-cell>
          <table:table-cell office:value-type="float" office:value="36191.466700000012" table:style-name="ce79">
            <text:p>36,191.4667</text:p>
          </table:table-cell>
          <table:table-cell office:value-type="float" office:value="368" table:style-name="ce80">
            <text:p>368</text:p>
          </table:table-cell>
          <table:table-cell office:value-type="float" office:value="7835" table:style-name="ce80">
            <text:p>7,835</text:p>
          </table:table-cell>
          <table:table-cell office:value-type="float" office:value="147877" table:style-name="ce80">
            <text:p>147,877</text:p>
          </table:table-cell>
          <table:table-cell office:value-type="float" office:value="7937024" table:style-name="ce80">
            <text:p>7,937,024</text:p>
          </table:table-cell>
          <table:table-cell office:value-type="float" office:value="23162123" table:style-name="ce82">
            <text:p>23,162,123</text:p>
          </table:table-cell>
          <table:table-cell office:value-type="float" office:value="11635225" table:style-name="ce80">
            <text:p>11,635,225</text:p>
          </table:table-cell>
          <table:table-cell office:value-type="float" office:value="11526898" table:style-name="ce80">
            <text:p>11,526,898</text:p>
          </table:table-cell>
          <table:table-cell office:value-type="float" office:value="100.94" table:style-name="ce81">
            <text:p>100.94</text:p>
          </table:table-cell>
          <table:table-cell office:value-type="float" office:value="639.99" table:style-name="ce81">
            <text:p>639.99</text:p>
          </table:table-cell>
          <table:table-cell office:value-type="float" office:value="2.92" table:style-name="ce81">
            <text:p>2.92</text:p>
          </table:table-cell>
          <table:table-cell table:number-columns-repeated="16372" table:style-name="ce2"/>
        </table:table-row>
        <table:table-row table:style-name="ro4">
          <table:table-cell office:value-type="string" table:style-name="ce84">
            <text:p>100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5" table:style-name="ce70">
            <text:p>7,835</text:p>
          </table:table-cell>
          <table:table-cell office:value-type="float" office:value="147828" table:style-name="ce70">
            <text:p>147,828</text:p>
          </table:table-cell>
          <table:table-cell office:value-type="float" office:value="8057761" table:style-name="ce70">
            <text:p>8,057,761</text:p>
          </table:table-cell>
          <table:table-cell office:value-type="float" office:value="23224912" table:style-name="ce71">
            <text:p>23,224,912</text:p>
          </table:table-cell>
          <table:table-cell office:value-type="float" office:value="11645674" table:style-name="ce70">
            <text:p>11,645,674</text:p>
          </table:table-cell>
          <table:table-cell office:value-type="float" office:value="11579238" table:style-name="ce70">
            <text:p>11,579,238</text:p>
          </table:table-cell>
          <table:table-cell office:value-type="float" office:value="100.57" table:style-name="ce86">
            <text:p>100.57</text:p>
          </table:table-cell>
          <table:table-cell office:value-type="float" office:value="641.70000000000005" table:style-name="ce86">
            <text:p>641.70</text:p>
          </table:table-cell>
          <table:table-cell office:value-type="float" office:value="2.88" table:style-name="ce86">
            <text:p>2.88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1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5" table:style-name="ce70">
            <text:p>7,835</text:p>
          </table:table-cell>
          <table:table-cell office:value-type="float" office:value="148358" table:style-name="ce70">
            <text:p>148,358</text:p>
          </table:table-cell>
          <table:table-cell office:value-type="float" office:value="8186432" table:style-name="ce70">
            <text:p>8,186,432</text:p>
          </table:table-cell>
          <table:table-cell office:value-type="float" office:value="23315822" table:style-name="ce71">
            <text:p>23,315,822</text:p>
          </table:table-cell>
          <table:table-cell office:value-type="float" office:value="11673319" table:style-name="ce70">
            <text:p>11,673,319</text:p>
          </table:table-cell>
          <table:table-cell office:value-type="float" office:value="11642503" table:style-name="ce70">
            <text:p>11,642,503</text:p>
          </table:table-cell>
          <table:table-cell office:value-type="float" office:value="100.26" table:style-name="ce88">
            <text:p>100.26</text:p>
          </table:table-cell>
          <table:table-cell office:value-type="float" office:value="644.21" table:style-name="ce88">
            <text:p>644.21</text:p>
          </table:table-cell>
          <table:table-cell office:value-type="float" office:value="2.85" table:style-name="ce86">
            <text:p>2.85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2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39" table:style-name="ce70">
            <text:p>7,839</text:p>
          </table:table-cell>
          <table:table-cell office:value-type="float" office:value="148587" table:style-name="ce70">
            <text:p>148,587</text:p>
          </table:table-cell>
          <table:table-cell office:value-type="float" office:value="8286260" table:style-name="ce70">
            <text:p>8,286,260</text:p>
          </table:table-cell>
          <table:table-cell office:value-type="float" office:value="23373517" table:style-name="ce71">
            <text:p>23,373,517</text:p>
          </table:table-cell>
          <table:table-cell office:value-type="float" office:value="11684674" table:style-name="ce70">
            <text:p>11,684,674</text:p>
          </table:table-cell>
          <table:table-cell office:value-type="float" office:value="11688843" table:style-name="ce70">
            <text:p>11,688,843</text:p>
          </table:table-cell>
          <table:table-cell office:value-type="float" office:value="99.96" table:style-name="ce88">
            <text:p>99.96</text:p>
          </table:table-cell>
          <table:table-cell office:value-type="float" office:value="645.80999999999995" table:style-name="ce88">
            <text:p>645.81</text:p>
          </table:table-cell>
          <table:table-cell office:value-type="float" office:value="2.82" table:style-name="ce86">
            <text:p>2.82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3<text:s/><text:span text:style-name="T3">年</text:span></text:p>
          </table:table-cell>
          <table:table-cell office:value-type="float" office:value="36192.815499999997" table:style-name="ce85">
            <text:p>36,192.8155</text:p>
          </table:table-cell>
          <table:table-cell office:value-type="float" office:value="368" table:style-name="ce70">
            <text:p>368</text:p>
          </table:table-cell>
          <table:table-cell office:value-type="float" office:value="7851" table:style-name="ce70">
            <text:p>7,851</text:p>
          </table:table-cell>
          <table:table-cell office:value-type="float" office:value="147785" table:style-name="ce70">
            <text:p>147,785</text:p>
          </table:table-cell>
          <table:table-cell office:value-type="float" office:value="8382699" table:style-name="ce70">
            <text:p>8,382,699</text:p>
          </table:table-cell>
          <table:table-cell office:value-type="float" office:value="23433753" table:style-name="ce71">
            <text:p>23,433,753</text:p>
          </table:table-cell>
          <table:table-cell office:value-type="float" office:value="11697971" table:style-name="ce70">
            <text:p>11,697,971</text:p>
          </table:table-cell>
          <table:table-cell office:value-type="float" office:value="11735782" table:style-name="ce70">
            <text:p>11,735,782</text:p>
          </table:table-cell>
          <table:table-cell office:value-type="float" office:value="99.68" table:style-name="ce88">
            <text:p>99.68</text:p>
          </table:table-cell>
          <table:table-cell office:value-type="float" office:value="647.47" table:style-name="ce88">
            <text:p>647.47</text:p>
          </table:table-cell>
          <table:table-cell office:value-type="float" office:value="2.8" table:style-name="ce86">
            <text:p>2.80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84">
            <text:p>104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70">
            <text:p>368</text:p>
          </table:table-cell>
          <table:table-cell office:value-type="float" office:value="7851" table:style-name="ce70">
            <text:p>7,851</text:p>
          </table:table-cell>
          <table:table-cell office:value-type="float" office:value="147478" table:style-name="ce70">
            <text:p>147,478</text:p>
          </table:table-cell>
          <table:table-cell office:value-type="float" office:value="8468978" table:style-name="ce70">
            <text:p>8,468,978</text:p>
          </table:table-cell>
          <table:table-cell office:value-type="float" office:value="23492074" table:style-name="ce71">
            <text:p>23,492,074</text:p>
          </table:table-cell>
          <table:table-cell office:value-type="float" office:value="11712047" table:style-name="ce70">
            <text:p>11,712,047</text:p>
          </table:table-cell>
          <table:table-cell office:value-type="float" office:value="11780027" table:style-name="ce70">
            <text:p>11,780,027</text:p>
          </table:table-cell>
          <table:table-cell office:value-type="float" office:value="99.422921526410761" table:style-name="ce88">
            <text:p>99.42</text:p>
          </table:table-cell>
          <table:table-cell office:value-type="float" office:value="649" table:style-name="ce88">
            <text:p>649.00</text:p>
          </table:table-cell>
          <table:table-cell office:value-type="float" office:value="2.7738971573665676" table:style-name="ce86">
            <text:p>2.77</text:p>
          </table:table-cell>
          <table:table-cell table:number-columns-repeated="16372" table:style-name="ce87"/>
        </table:table-row>
        <table:table-row table:style-name="ro4">
          <table:table-cell office:value-type="string" table:style-name="ce48">
            <text:p>105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851" table:style-name="ce24">
            <text:p>7,851</text:p>
          </table:table-cell>
          <table:table-cell office:value-type="float" office:value="147373" table:style-name="ce24">
            <text:p>147,373</text:p>
          </table:table-cell>
          <table:table-cell office:value-type="float" office:value="8561383" table:style-name="ce24">
            <text:p>8,561,383</text:p>
          </table:table-cell>
          <table:table-cell office:value-type="float" office:value="23539816" table:style-name="ce24">
            <text:p>23,539,816</text:p>
          </table:table-cell>
          <table:table-cell office:value-type="float" office:value="11719270" table:style-name="ce24">
            <text:p>11,719,270</text:p>
          </table:table-cell>
          <table:table-cell office:value-type="float" office:value="11820546" table:style-name="ce24">
            <text:p>11,820,546</text:p>
          </table:table-cell>
          <table:table-cell office:value-type="float" office:value="99.14" table:style-name="ce25">
            <text:p>99.14</text:p>
          </table:table-cell>
          <table:table-cell office:value-type="float" office:value="650.32000000000005" table:style-name="ce25">
            <text:p>650.32</text:p>
          </table:table-cell>
          <table:table-cell office:value-type="float" office:value="2.75" table:style-name="ce26">
            <text:p>2.7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6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851" table:style-name="ce24">
            <text:p>7,851</text:p>
          </table:table-cell>
          <table:table-cell office:value-type="float" office:value="147520" table:style-name="ce24">
            <text:p>147,520</text:p>
          </table:table-cell>
          <table:table-cell office:value-type="float" office:value="8649000" table:style-name="ce24">
            <text:p>8,649,000</text:p>
          </table:table-cell>
          <table:table-cell office:value-type="float" office:value="23571227" table:style-name="ce24">
            <text:p>23,571,227</text:p>
          </table:table-cell>
          <table:table-cell office:value-type="float" office:value="11719580" table:style-name="ce24">
            <text:p>11,719,580</text:p>
          </table:table-cell>
          <table:table-cell office:value-type="float" office:value="11851647" table:style-name="ce24">
            <text:p>11,851,647</text:p>
          </table:table-cell>
          <table:table-cell office:value-type="float" office:value="98.89" table:style-name="ce25">
            <text:p>98.89</text:p>
          </table:table-cell>
          <table:table-cell office:value-type="float" office:value="651.19000000000005" table:style-name="ce25">
            <text:p>651.19</text:p>
          </table:table-cell>
          <table:table-cell office:value-type="float" office:value="2.73" table:style-name="ce26">
            <text:p>2.73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7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734" table:style-name="ce24">
            <text:p>142,734</text:p>
          </table:table-cell>
          <table:table-cell office:value-type="float" office:value="8734477" table:style-name="ce24">
            <text:p>8,734,477</text:p>
          </table:table-cell>
          <table:table-cell office:value-type="float" office:value="23588932" table:style-name="ce24">
            <text:p>23,588,932</text:p>
          </table:table-cell>
          <table:table-cell office:value-type="float" office:value="11712913" table:style-name="ce24">
            <text:p>11,712,913</text:p>
          </table:table-cell>
          <table:table-cell office:value-type="float" office:value="11876019" table:style-name="ce24">
            <text:p>11,876,019</text:p>
          </table:table-cell>
          <table:table-cell office:value-type="float" office:value="98.63" table:style-name="ce25">
            <text:p>98.63</text:p>
          </table:table-cell>
          <table:table-cell office:value-type="float" office:value="651.67999999999995" table:style-name="ce25">
            <text:p>651.68</text:p>
          </table:table-cell>
          <table:table-cell office:value-type="float" office:value="2.7" table:style-name="ce26">
            <text:p>2.70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8<text:s/><text:span text:style-name="T3">年</text:span></text:p>
          </table:table-cell>
          <table:table-cell office:value-type="float" office:value="36197.066899999998" table:style-name="ce89">
            <text:p>36,197.0669</text:p>
          </table:table-cell>
          <table:table-cell office:value-type="float" office:value="368" table:style-name="ce24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796" table:style-name="ce24">
            <text:p>142,796</text:p>
          </table:table-cell>
          <table:table-cell office:value-type="float" office:value="8832745" table:style-name="ce24">
            <text:p>8,832,745</text:p>
          </table:table-cell>
          <table:table-cell office:value-type="float" office:value="23603121" table:style-name="ce24">
            <text:p>23,603,121</text:p>
          </table:table-cell>
          <table:table-cell office:value-type="float" office:value="11705186" table:style-name="ce24">
            <text:p>11,705,186</text:p>
          </table:table-cell>
          <table:table-cell office:value-type="float" office:value="11897935" table:style-name="ce24">
            <text:p>11,897,935</text:p>
          </table:table-cell>
          <table:table-cell office:value-type="float" office:value="98.38" table:style-name="ce25">
            <text:p>98.38</text:p>
          </table:table-cell>
          <table:table-cell office:value-type="float" office:value="652.07000000000005" table:style-name="ce25">
            <text:p>652.07</text:p>
          </table:table-cell>
          <table:table-cell office:value-type="float" office:value="2.67" table:style-name="ce26">
            <text:p>2.67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1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1" table:style-name="ce43">
            <text:p>142,741</text:p>
          </table:table-cell>
          <table:table-cell office:value-type="float" office:value="8740977" table:style-name="ce43">
            <text:p>8,740,977</text:p>
          </table:table-cell>
          <table:table-cell office:value-type="float" office:value="23590744" table:style-name="ce43">
            <text:p>23,590,744</text:p>
          </table:table-cell>
          <table:table-cell office:value-type="float" office:value="11712236" table:style-name="ce43">
            <text:p>11,712,236</text:p>
          </table:table-cell>
          <table:table-cell office:value-type="float" office:value="11878508" table:style-name="ce43">
            <text:p>11,878,508</text:p>
          </table:table-cell>
          <table:table-cell office:value-type="float" office:value="98.6" table:style-name="ce44">
            <text:p>98.60</text:p>
          </table:table-cell>
          <table:table-cell office:value-type="float" office:value="651.73" table:style-name="ce44">
            <text:p>651.73</text:p>
          </table:table-cell>
          <table:table-cell office:value-type="float" office:value="2.7" table:style-name="ce45">
            <text:p>2.70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2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5" table:style-name="ce43">
            <text:p>142,745</text:p>
          </table:table-cell>
          <table:table-cell office:value-type="float" office:value="8746680" table:style-name="ce43">
            <text:p>8,746,680</text:p>
          </table:table-cell>
          <table:table-cell office:value-type="float" office:value="23590004" table:style-name="ce43">
            <text:p>23,590,004</text:p>
          </table:table-cell>
          <table:table-cell office:value-type="float" office:value="11710952" table:style-name="ce43">
            <text:p>11,710,952</text:p>
          </table:table-cell>
          <table:table-cell office:value-type="float" office:value="11879052" table:style-name="ce43">
            <text:p>11,879,052</text:p>
          </table:table-cell>
          <table:table-cell office:value-type="float" office:value="98.58" table:style-name="ce44">
            <text:p>98.58</text:p>
          </table:table-cell>
          <table:table-cell office:value-type="float" office:value="651.71" table:style-name="ce44">
            <text:p>651.71</text:p>
          </table:table-cell>
          <table:table-cell office:value-type="float" office:value="2.7" table:style-name="ce45">
            <text:p>2.70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3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5" table:style-name="ce43">
            <text:p>142,745</text:p>
          </table:table-cell>
          <table:table-cell office:value-type="float" office:value="8754384" table:style-name="ce43">
            <text:p>8,754,384</text:p>
          </table:table-cell>
          <table:table-cell office:value-type="float" office:value="23589192" table:style-name="ce43">
            <text:p>23,589,192</text:p>
          </table:table-cell>
          <table:table-cell office:value-type="float" office:value="11709344" table:style-name="ce43">
            <text:p>11,709,344</text:p>
          </table:table-cell>
          <table:table-cell office:value-type="float" office:value="11879848" table:style-name="ce43">
            <text:p>11,879,848</text:p>
          </table:table-cell>
          <table:table-cell office:value-type="float" office:value="98.56" table:style-name="ce44">
            <text:p>98.56</text:p>
          </table:table-cell>
          <table:table-cell office:value-type="float" office:value="651.69000000000005" table:style-name="ce44">
            <text:p>651.69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4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8" table:style-name="ce43">
            <text:p>142,748</text:p>
          </table:table-cell>
          <table:table-cell office:value-type="float" office:value="8762104" table:style-name="ce43">
            <text:p>8,762,104</text:p>
          </table:table-cell>
          <table:table-cell office:value-type="float" office:value="23589312" table:style-name="ce43">
            <text:p>23,589,312</text:p>
          </table:table-cell>
          <table:table-cell office:value-type="float" office:value="11708129" table:style-name="ce43">
            <text:p>11,708,129</text:p>
          </table:table-cell>
          <table:table-cell office:value-type="float" office:value="11881183" table:style-name="ce43">
            <text:p>11,881,183</text:p>
          </table:table-cell>
          <table:table-cell office:value-type="float" office:value="98.54" table:style-name="ce44">
            <text:p>98.54</text:p>
          </table:table-cell>
          <table:table-cell office:value-type="float" office:value="651.69000000000005" table:style-name="ce44">
            <text:p>651.69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5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39" table:style-name="ce43">
            <text:p>142,739</text:p>
          </table:table-cell>
          <table:table-cell office:value-type="float" office:value="8771842" table:style-name="ce43">
            <text:p>8,771,842</text:p>
          </table:table-cell>
          <table:table-cell office:value-type="float" office:value="23589870" table:style-name="ce43">
            <text:p>23,589,870</text:p>
          </table:table-cell>
          <table:table-cell office:value-type="float" office:value="11707074" table:style-name="ce43">
            <text:p>11,707,074</text:p>
          </table:table-cell>
          <table:table-cell office:value-type="float" office:value="11882796" table:style-name="ce43">
            <text:p>11,882,796</text:p>
          </table:table-cell>
          <table:table-cell office:value-type="float" office:value="98.52" table:style-name="ce44">
            <text:p>98.52</text:p>
          </table:table-cell>
          <table:table-cell office:value-type="float" office:value="651.71" table:style-name="ce44">
            <text:p>651.71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6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48" table:style-name="ce43">
            <text:p>142,748</text:p>
          </table:table-cell>
          <table:table-cell office:value-type="float" office:value="8778661" table:style-name="ce43">
            <text:p>8,778,661</text:p>
          </table:table-cell>
          <table:table-cell office:value-type="float" office:value="23591031" table:style-name="ce43">
            <text:p>23,591,031</text:p>
          </table:table-cell>
          <table:table-cell office:value-type="float" office:value="11706411" table:style-name="ce43">
            <text:p>11,706,411</text:p>
          </table:table-cell>
          <table:table-cell office:value-type="float" office:value="11884620" table:style-name="ce43">
            <text:p>11,884,620</text:p>
          </table:table-cell>
          <table:table-cell office:value-type="float" office:value="98.5" table:style-name="ce44">
            <text:p>98.50</text:p>
          </table:table-cell>
          <table:table-cell office:value-type="float" office:value="651.74" table:style-name="ce44">
            <text:p>651.74</text:p>
          </table:table-cell>
          <table:table-cell office:value-type="float" office:value="2.69" table:style-name="ce45">
            <text:p>2.69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7月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50" table:style-name="ce43">
            <text:p>142,750</text:p>
          </table:table-cell>
          <table:table-cell office:value-type="float" office:value="8788954" table:style-name="ce43">
            <text:p>8,788,954</text:p>
          </table:table-cell>
          <table:table-cell office:value-type="float" office:value="23592598" table:style-name="ce43">
            <text:p>23,592,598</text:p>
          </table:table-cell>
          <table:table-cell office:value-type="float" office:value="11705811" table:style-name="ce43">
            <text:p>11,705,811</text:p>
          </table:table-cell>
          <table:table-cell office:value-type="float" office:value="11886787" table:style-name="ce43">
            <text:p>11,886,787</text:p>
          </table:table-cell>
          <table:table-cell office:value-type="float" office:value="98.48" table:style-name="ce44">
            <text:p>98.48</text:p>
          </table:table-cell>
          <table:table-cell office:value-type="float" office:value="651.78" table:style-name="ce44">
            <text:p>651.78</text:p>
          </table:table-cell>
          <table:table-cell office:value-type="float" office:value="2.68" table:style-name="ce45">
            <text:p>2.68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8<text:span text:style-name="T2">月</text:span></text:p>
          </table:table-cell>
          <table:table-cell office:value-type="string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4" table:style-name="ce43">
            <text:p>142,794</text:p>
          </table:table-cell>
          <table:table-cell office:value-type="float" office:value="8802401" table:style-name="ce43">
            <text:p>8,802,401</text:p>
          </table:table-cell>
          <table:table-cell office:value-type="float" office:value="23593794" table:style-name="ce43">
            <text:p>23,593,794</text:p>
          </table:table-cell>
          <table:table-cell office:value-type="float" office:value="11705234" table:style-name="ce43">
            <text:p>11,705,234</text:p>
          </table:table-cell>
          <table:table-cell office:value-type="float" office:value="11888560" table:style-name="ce43">
            <text:p>11,888,560</text:p>
          </table:table-cell>
          <table:table-cell office:value-type="float" office:value="98.46" table:style-name="ce44">
            <text:p>98.46</text:p>
          </table:table-cell>
          <table:table-cell office:value-type="float" office:value="651.82000000000005" table:style-name="ce44">
            <text:p>651.82</text:p>
          </table:table-cell>
          <table:table-cell office:value-type="float" office:value="2.68" table:style-name="ce45">
            <text:p>2.68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9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1" table:style-name="ce43">
            <text:p>142,791</text:p>
          </table:table-cell>
          <table:table-cell office:value-type="float" office:value="8824319" table:style-name="ce43">
            <text:p>8,824,319</text:p>
          </table:table-cell>
          <table:table-cell office:value-type="float" office:value="23593783" table:style-name="ce43">
            <text:p>23,593,783</text:p>
          </table:table-cell>
          <table:table-cell office:value-type="float" office:value="11704227" table:style-name="ce43">
            <text:p>11,704,227</text:p>
          </table:table-cell>
          <table:table-cell office:value-type="float" office:value="11889556" table:style-name="ce43">
            <text:p>11,889,556</text:p>
          </table:table-cell>
          <table:table-cell office:value-type="float" office:value="98.44" table:style-name="ce44">
            <text:p>98.44</text:p>
          </table:table-cell>
          <table:table-cell office:value-type="float" office:value="651.80999999999995" table:style-name="ce44">
            <text:p>651.81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0">
            <text:p>10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89" table:style-name="ce43">
            <text:p>142,789</text:p>
          </table:table-cell>
          <table:table-cell office:value-type="float" office:value="8826808" table:style-name="ce43">
            <text:p>8,826,808</text:p>
          </table:table-cell>
          <table:table-cell office:value-type="float" office:value="23596266" table:style-name="ce43">
            <text:p>23,596,266</text:p>
          </table:table-cell>
          <table:table-cell office:value-type="float" office:value="11704142" table:style-name="ce43">
            <text:p>11,704,142</text:p>
          </table:table-cell>
          <table:table-cell office:value-type="float" office:value="11892124" table:style-name="ce43">
            <text:p>11,892,124</text:p>
          </table:table-cell>
          <table:table-cell office:value-type="float" office:value="98.42" table:style-name="ce44">
            <text:p>98.42</text:p>
          </table:table-cell>
          <table:table-cell office:value-type="float" office:value="651.88" table:style-name="ce44">
            <text:p>651.88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1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89" table:style-name="ce43">
            <text:p>142,789</text:p>
          </table:table-cell>
          <table:table-cell office:value-type="float" office:value="8830422" table:style-name="ce43">
            <text:p>8,830,422</text:p>
          </table:table-cell>
          <table:table-cell office:value-type="float" office:value="23598776" table:style-name="ce43">
            <text:p>23,598,776</text:p>
          </table:table-cell>
          <table:table-cell office:value-type="float" office:value="11704260" table:style-name="ce43">
            <text:p>11,704,260</text:p>
          </table:table-cell>
          <table:table-cell office:value-type="float" office:value="11894516" table:style-name="ce43">
            <text:p>11,894,516</text:p>
          </table:table-cell>
          <table:table-cell office:value-type="float" office:value="98.4" table:style-name="ce44">
            <text:p>98.40</text:p>
          </table:table-cell>
          <table:table-cell office:value-type="float" office:value="651.95000000000005" table:style-name="ce44">
            <text:p>651.95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2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6" table:style-name="ce43">
            <text:p>142,796</text:p>
          </table:table-cell>
          <table:table-cell office:value-type="float" office:value="8832745" table:style-name="ce43">
            <text:p>8,832,745</text:p>
          </table:table-cell>
          <table:table-cell office:value-type="float" office:value="23603121" table:style-name="ce43">
            <text:p>23,603,121</text:p>
          </table:table-cell>
          <table:table-cell office:value-type="float" office:value="11705186" table:style-name="ce43">
            <text:p>11,705,186</text:p>
          </table:table-cell>
          <table:table-cell office:value-type="float" office:value="11897935" table:style-name="ce43">
            <text:p>11,897,935</text:p>
          </table:table-cell>
          <table:table-cell office:value-type="float" office:value="98.38" table:style-name="ce44">
            <text:p>98.38</text:p>
          </table:table-cell>
          <table:table-cell office:value-type="float" office:value="652.07000000000005" table:style-name="ce44">
            <text:p>652.07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48">
            <text:p>109<text:s/><text:span text:style-name="T3">年</text:span></text:p>
          </table:table-cell>
          <table:table-cell table:style-name="ce91"/>
          <table:table-cell table:number-columns-repeated="7" table:style-name="ce43"/>
          <table:table-cell table:number-columns-repeated="2" table:style-name="ce44"/>
          <table:table-cell table:style-name="ce45"/>
          <table:table-cell table:number-columns-repeated="16372" table:style-name="ce3"/>
        </table:table-row>
        <table:table-row table:style-name="ro4">
          <table:table-cell office:value-type="string" table:style-name="ce90">
            <text:p>1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4" table:style-name="ce43">
            <text:p>142,794</text:p>
          </table:table-cell>
          <table:table-cell office:value-type="float" office:value="8835281" table:style-name="ce43">
            <text:p>8,835,281</text:p>
          </table:table-cell>
          <table:table-cell office:value-type="float" office:value="23604265" table:style-name="ce43">
            <text:p>23,604,265</text:p>
          </table:table-cell>
          <table:table-cell office:value-type="float" office:value="11704308" table:style-name="ce43">
            <text:p>11,704,308</text:p>
          </table:table-cell>
          <table:table-cell office:value-type="float" office:value="11899957" table:style-name="ce43">
            <text:p>11,899,957</text:p>
          </table:table-cell>
          <table:table-cell office:value-type="float" office:value="98.36" table:style-name="ce44">
            <text:p>98.36</text:p>
          </table:table-cell>
          <table:table-cell office:value-type="float" office:value="652.1" table:style-name="ce44">
            <text:p>652.10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2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3" table:style-name="ce43">
            <text:p>142,793</text:p>
          </table:table-cell>
          <table:table-cell office:value-type="float" office:value="8841182" table:style-name="ce43">
            <text:p>8,841,182</text:p>
          </table:table-cell>
          <table:table-cell office:value-type="float" office:value="23600903" table:style-name="ce43">
            <text:p>23,600,903</text:p>
          </table:table-cell>
          <table:table-cell office:value-type="float" office:value="11701322" table:style-name="ce43">
            <text:p>11,701,322</text:p>
          </table:table-cell>
          <table:table-cell office:value-type="float" office:value="11899581" table:style-name="ce43">
            <text:p>11,899,581</text:p>
          </table:table-cell>
          <table:table-cell office:value-type="float" office:value="98.33" table:style-name="ce44">
            <text:p>98.33</text:p>
          </table:table-cell>
          <table:table-cell office:value-type="float" office:value="652.01" table:style-name="ce44">
            <text:p>652.01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3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8" table:style-name="ce43">
            <text:p>142,798</text:p>
          </table:table-cell>
          <table:table-cell office:value-type="float" office:value="8848368" table:style-name="ce43">
            <text:p>8,848,368</text:p>
          </table:table-cell>
          <table:table-cell office:value-type="float" office:value="23596493" table:style-name="ce43">
            <text:p>23,596,493</text:p>
          </table:table-cell>
          <table:table-cell office:value-type="float" office:value="11697977" table:style-name="ce43">
            <text:p>11,697,977</text:p>
          </table:table-cell>
          <table:table-cell office:value-type="float" office:value="11898516" table:style-name="ce43">
            <text:p>11,898,516</text:p>
          </table:table-cell>
          <table:table-cell office:value-type="float" office:value="98.31" table:style-name="ce44">
            <text:p>98.31</text:p>
          </table:table-cell>
          <table:table-cell office:value-type="float" office:value="651.89" table:style-name="ce44">
            <text:p>651.89</text:p>
          </table:table-cell>
          <table:table-cell office:value-type="float" office:value="2.67" table:style-name="ce45">
            <text:p>2.67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4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798" table:style-name="ce43">
            <text:p>142,798</text:p>
          </table:table-cell>
          <table:table-cell office:value-type="float" office:value="8854938" table:style-name="ce43">
            <text:p>8,854,938</text:p>
          </table:table-cell>
          <table:table-cell office:value-type="float" office:value="23591920" table:style-name="ce43">
            <text:p>23,591,920</text:p>
          </table:table-cell>
          <table:table-cell office:value-type="float" office:value="11694751" table:style-name="ce43">
            <text:p>11,694,751</text:p>
          </table:table-cell>
          <table:table-cell office:value-type="float" office:value="11897169" table:style-name="ce43">
            <text:p>11,897,169</text:p>
          </table:table-cell>
          <table:table-cell office:value-type="float" office:value="98.3" table:style-name="ce44">
            <text:p>98.30</text:p>
          </table:table-cell>
          <table:table-cell office:value-type="float" office:value="651.76" table:style-name="ce44">
            <text:p>651.76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5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00" table:style-name="ce43">
            <text:p>142,800</text:p>
          </table:table-cell>
          <table:table-cell office:value-type="float" office:value="8865759" table:style-name="ce43">
            <text:p>8,865,759</text:p>
          </table:table-cell>
          <table:table-cell office:value-type="float" office:value="23586562" table:style-name="ce43">
            <text:p>23,586,562</text:p>
          </table:table-cell>
          <table:table-cell office:value-type="float" office:value="11691334" table:style-name="ce43">
            <text:p>11,691,334</text:p>
          </table:table-cell>
          <table:table-cell office:value-type="float" office:value="11895228" table:style-name="ce43">
            <text:p>11,895,228</text:p>
          </table:table-cell>
          <table:table-cell office:value-type="float" office:value="98.29" table:style-name="ce44">
            <text:p>98.29</text:p>
          </table:table-cell>
          <table:table-cell office:value-type="float" office:value="651.62" table:style-name="ce44">
            <text:p>651.62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6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02" table:style-name="ce43">
            <text:p>142,802</text:p>
          </table:table-cell>
          <table:table-cell office:value-type="float" office:value="8874204" table:style-name="ce43">
            <text:p>8,874,204</text:p>
          </table:table-cell>
          <table:table-cell office:value-type="float" office:value="23583823" table:style-name="ce43">
            <text:p>23,583,823</text:p>
          </table:table-cell>
          <table:table-cell office:value-type="float" office:value="11689221" table:style-name="ce43">
            <text:p>11,689,221</text:p>
          </table:table-cell>
          <table:table-cell office:value-type="float" office:value="11894602" table:style-name="ce43">
            <text:p>11,894,602</text:p>
          </table:table-cell>
          <table:table-cell office:value-type="float" office:value="98.27" table:style-name="ce44">
            <text:p>98.27</text:p>
          </table:table-cell>
          <table:table-cell office:value-type="float" office:value="651.54" table:style-name="ce44">
            <text:p>651.54</text:p>
          </table:table-cell>
          <table:table-cell office:value-type="float" office:value="2.66" table:style-name="ce45">
            <text:p>2.66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7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11" table:style-name="ce43">
            <text:p>142,811</text:p>
          </table:table-cell>
          <table:table-cell office:value-type="float" office:value="8884763" table:style-name="ce43">
            <text:p>8,884,763</text:p>
          </table:table-cell>
          <table:table-cell office:value-type="float" office:value="23578705" table:style-name="ce43">
            <text:p>23,578,705</text:p>
          </table:table-cell>
          <table:table-cell office:value-type="float" office:value="11685947" table:style-name="ce43">
            <text:p>11,685,947</text:p>
          </table:table-cell>
          <table:table-cell office:value-type="float" office:value="11892758" table:style-name="ce43">
            <text:p>11,892,758</text:p>
          </table:table-cell>
          <table:table-cell office:value-type="float" office:value="98.26" table:style-name="ce44">
            <text:p>98.26</text:p>
          </table:table-cell>
          <table:table-cell office:value-type="float" office:value="651.4" table:style-name="ce44">
            <text:p>651.40</text:p>
          </table:table-cell>
          <table:table-cell office:value-type="float" office:value="2.65" table:style-name="ce45">
            <text:p>2.6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8<text:span text:style-name="T2">月</text:span>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27" table:style-name="ce43">
            <text:p>142,827</text:p>
          </table:table-cell>
          <table:table-cell office:value-type="float" office:value="8903119" table:style-name="ce43">
            <text:p>8,903,119</text:p>
          </table:table-cell>
          <table:table-cell office:value-type="float" office:value="23574334" table:style-name="ce43">
            <text:p>23,574,334</text:p>
          </table:table-cell>
          <table:table-cell office:value-type="float" office:value="11683160" table:style-name="ce43">
            <text:p>11,683,160</text:p>
          </table:table-cell>
          <table:table-cell office:value-type="float" office:value="11891174" table:style-name="ce43">
            <text:p>11,891,174</text:p>
          </table:table-cell>
          <table:table-cell office:value-type="float" office:value="98.25" table:style-name="ce44">
            <text:p>98.25</text:p>
          </table:table-cell>
          <table:table-cell office:value-type="float" office:value="651.28" table:style-name="ce44">
            <text:p>651.28</text:p>
          </table:table-cell>
          <table:table-cell office:value-type="float" office:value="2.65" table:style-name="ce45">
            <text:p>2.65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9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44" table:style-name="ce43">
            <text:p>142,844</text:p>
          </table:table-cell>
          <table:table-cell office:value-type="float" office:value="8921682" table:style-name="ce43">
            <text:p>8,921,682</text:p>
          </table:table-cell>
          <table:table-cell office:value-type="float" office:value="23568378" table:style-name="ce43">
            <text:p>23,568,378</text:p>
          </table:table-cell>
          <table:table-cell office:value-type="float" office:value="11679669" table:style-name="ce43">
            <text:p>11,679,669</text:p>
          </table:table-cell>
          <table:table-cell office:value-type="float" office:value="11888709" table:style-name="ce43">
            <text:p>11,888,709</text:p>
          </table:table-cell>
          <table:table-cell office:value-type="float" office:value="98.24" table:style-name="ce44">
            <text:p>98.24</text:p>
          </table:table-cell>
          <table:table-cell office:value-type="float" office:value="651.11" table:style-name="ce44">
            <text:p>651.11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0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44" table:style-name="ce43">
            <text:p>142,844</text:p>
          </table:table-cell>
          <table:table-cell office:value-type="float" office:value="8923738" table:style-name="ce43">
            <text:p>8,923,738</text:p>
          </table:table-cell>
          <table:table-cell office:value-type="float" office:value="23566471" table:style-name="ce43">
            <text:p>23,566,471</text:p>
          </table:table-cell>
          <table:table-cell office:value-type="float" office:value="11677788" table:style-name="ce43">
            <text:p>11,677,788</text:p>
          </table:table-cell>
          <table:table-cell office:value-type="float" office:value="11888683" table:style-name="ce43">
            <text:p>11,888,683</text:p>
          </table:table-cell>
          <table:table-cell office:value-type="float" office:value="98.23" table:style-name="ce44">
            <text:p>98.23</text:p>
          </table:table-cell>
          <table:table-cell office:value-type="float" office:value="651.05999999999995" table:style-name="ce44">
            <text:p>651.06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>
          <table:table-cell office:value-type="string" table:style-name="ce90">
            <text:p>11月</text:p>
          </table:table-cell>
          <table:table-cell office:value-type="float" office:value="36197.066899999998" table:style-name="ce91">
            <text:p>36,197.0669</text:p>
          </table:table-cell>
          <table:table-cell office:value-type="float" office:value="368" table:style-name="ce43">
            <text:p>368</text:p>
          </table:table-cell>
          <table:table-cell office:value-type="float" office:value="7760" table:style-name="ce43">
            <text:p>7,760</text:p>
          </table:table-cell>
          <table:table-cell office:value-type="float" office:value="142856" table:style-name="ce43">
            <text:p>142,856</text:p>
          </table:table-cell>
          <table:table-cell office:value-type="float" office:value="8928167" table:style-name="ce43">
            <text:p>8,928,167</text:p>
          </table:table-cell>
          <table:table-cell office:value-type="float" office:value="23563356" table:style-name="ce43">
            <text:p>23,563,356</text:p>
          </table:table-cell>
          <table:table-cell office:value-type="float" office:value="11675605" table:style-name="ce43">
            <text:p>11,675,605</text:p>
          </table:table-cell>
          <table:table-cell office:value-type="float" office:value="11887751" table:style-name="ce43">
            <text:p>11,887,751</text:p>
          </table:table-cell>
          <table:table-cell office:value-type="float" office:value="98.22" table:style-name="ce44">
            <text:p>98.22</text:p>
          </table:table-cell>
          <table:table-cell office:value-type="float" office:value="650.97" table:style-name="ce44">
            <text:p>650.97</text:p>
          </table:table-cell>
          <table:table-cell office:value-type="float" office:value="2.64" table:style-name="ce45">
            <text:p>2.64</text:p>
          </table:table-cell>
          <table:table-cell table:number-columns-repeated="16372" table:style-name="ce3"/>
        </table:table-row>
        <table:table-row table:style-name="ro4" table:visibility="collapse">
          <table:table-cell office:value-type="string" table:style-name="ce92">
            <text:p>12月</text:p>
          </table:table-cell>
          <table:table-cell table:style-name="ce91"/>
          <table:table-cell table:number-columns-repeated="7" table:style-name="ce43"/>
          <table:table-cell table:number-columns-repeated="2" table:style-name="ce44"/>
          <table:table-cell table:style-name="ce45"/>
          <table:table-cell table:number-columns-repeated="16372" table:style-name="ce3"/>
        </table:table-row>
        <table:table-row table:style-name="ro5">
          <table:table-cell office:value-type="string" table:style-name="ce93">
            <text:p><text:span text:style-name="T5">較上年同月</text:span></text:p>
            <text:p><text:span text:style-name="T5">増減</text:span><text:s/><text:span text:style-name="T1">(%,</text:span><text:span text:style-name="T2">實數</text:span><text:span text:style-name="T1">)</text:span>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0" table:style-name="ce94">
            <text:p>—</text:p>
          </table:table-cell>
          <table:table-cell office:value-type="float" office:value="4.6922381976202653E-2" table:style-name="ce94">
            <text:p>0.05</text:p>
          </table:table-cell>
          <table:table-cell office:value-type="float" office:value="1.1069119912955461" table:style-name="ce94">
            <text:p>1.11</text:p>
          </table:table-cell>
          <table:table-cell office:value-type="float" office:value="-0.15009253022275393" table:style-name="ce94">
            <text:p>–0.15</text:p>
          </table:table-cell>
          <table:table-cell office:value-type="float" office:value="-0.2448253883628696" table:style-name="ce94">
            <text:p>–0.24</text:p>
          </table:table-cell>
          <table:table-cell office:value-type="float" office:value="-5.6874949766766471E-2" table:style-name="ce94">
            <text:p>–0.06</text:p>
          </table:table-cell>
          <table:table-cell office:value-type="float" office:value="-0.18292682926829962" table:style-name="ce94">
            <text:p>–0.18</text:p>
          </table:table-cell>
          <table:table-cell office:value-type="float" office:value="-0.15031827594140934" table:style-name="ce94">
            <text:p>–0.15</text:p>
          </table:table-cell>
          <table:table-cell office:value-type="float" office:value="-1.1235955056179703" table:style-name="ce94">
            <text:p>–1.12</text:p>
          </table:table-cell>
          <table:table-cell table:style-name="ce27"/>
          <table:table-cell table:number-columns-repeated="16371" table:style-name="ce3"/>
        </table:table-row>
        <table:table-row table:style-name="ro5">
          <table:table-cell office:value-type="string" table:style-name="ce95">
            <text:p><text:span text:style-name="T5">較</text:span><text:s/><text:span text:style-name="T5">上</text:span><text:s/><text:span text:style-name="T5">月</text:span></text:p>
            <text:p><text:span text:style-name="T5">増減</text:span><text:s/>(%)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0" table:style-name="ce96">
            <text:p>—</text:p>
          </table:table-cell>
          <table:table-cell office:value-type="float" office:value="8.400772871104141E-3" table:style-name="ce96">
            <text:p>0.01</text:p>
          </table:table-cell>
          <table:table-cell office:value-type="float" office:value="4.963166780557654E-2" table:style-name="ce96">
            <text:p>0.05</text:p>
          </table:table-cell>
          <table:table-cell office:value-type="float" office:value="-1.3217931526531909E-2" table:style-name="ce96">
            <text:p>–0.01</text:p>
          </table:table-cell>
          <table:table-cell office:value-type="float" office:value="-1.8693608755356753E-2" table:style-name="ce96">
            <text:p>–0.02</text:p>
          </table:table-cell>
          <table:table-cell office:value-type="float" office:value="-7.8393880970667653E-3" table:style-name="ce96">
            <text:p>–0.01</text:p>
          </table:table-cell>
          <table:table-cell office:value-type="float" office:value="-1.0180189351527147E-2" table:style-name="ce96">
            <text:p>–0.01</text:p>
          </table:table-cell>
          <table:table-cell office:value-type="float" office:value="-1.3823610727109354E-2" table:style-name="ce96">
            <text:p>–0.01</text:p>
          </table:table-cell>
          <table:table-cell office:value-type="float" office:value="0" table:style-name="ce96">
            <text:p>—</text:p>
          </table:table-cell>
          <table:table-cell table:style-name="ce27"/>
          <table:table-cell table:number-columns-repeated="16371" table:style-name="ce3"/>
        </table:table-row>
        <table:table-row table:style-name="ro4">
          <table:table-cell office:value-type="string" table:style-name="ce4">
            <text:p>說明：1.表內列有「－」者表示無數字，「0.00」表示未滿百分之0.005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97"/>
          <table:table-cell table:style-name="ce98"/>
          <table:table-cell office:value-type="string" table:style-name="ce65">
            <text:p><text:s text:c="16"/>內政部戶政司 <text:s/>109年12月9日編製</text:p>
          </table:table-cell>
          <table:table-cell table:number-columns-repeated="16372" table:style-name="ce5"/>
        </table:table-row>
        <table:table-row table:style-name="ro4">
          <table:table-cell office:value-type="string" table:style-name="ce5">
            <text:p>　　　2.本表村里數及鄰數自103年2月起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1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3.96年12月，原金門縣烏坵鄉面積因重測修正為1.2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4.96年12月起，我國土地面積增列東沙群島東沙島(2.38平方公里)及南沙群島太平島(0.4896平方公里)，由高雄市代管；其設籍人口列於高雄市統計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5.98年2月，嘉義縣布袋鎮填海造地致面積增加1.9617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6.高雄市小港區土地面積100年9月因配合高雄港洲際貨櫃中心第一期工程計畫填築用地擴大為41.2061平方公里，增加1.3488平方公里，104年4月第二期工程計畫擴大為45.4426平方公里，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style-name="ro4">
          <table:table-cell office:value-type="string" table:style-name="ce61">
            <text:p>　　　 <text:s text:c="2"/>增加4.2365平方公里。</text:p>
          </table:table-cell>
          <table:table-cell table:number-columns-repeated="16383" table:style-name="ce5"/>
        </table:table-row>
        <table:table-row table:style-name="ro4">
          <table:table-cell office:value-type="string" table:style-name="ce61">
            <text:p>　　　7.104年12月南沙太平島交通基礎整建工程竣工，增加面積0.0149平方公里。</text:p>
          </table:table-cell>
          <table:table-cell table:number-columns-repeated="16383" table:style-name="ce5"/>
        </table:table-row>
        <table:table-row table:number-rows-repeated="1048515" table:style-name="ro6">
          <table:table-cell table:number-columns-repeated="16384"/>
        </table:table-row>
      </table:table>
      <table:table table:name="02-縣市別" table:style-name="ta2">
        <table:table-column table:style-name="co9" table:default-cell-style-name="ce5"/>
        <table:table-column table:style-name="co10" table:default-cell-style-name="ce5"/>
        <table:table-column table:style-name="co3" table:number-columns-repeated="2" table:default-cell-style-name="ce5"/>
        <table:table-column table:style-name="co11" table:default-cell-style-name="ce5"/>
        <table:table-column table:style-name="co12" table:default-cell-style-name="ce5"/>
        <table:table-column table:style-name="co13" table:default-cell-style-name="ce5"/>
        <table:table-column table:style-name="co14" table:default-cell-style-name="ce5"/>
        <table:table-column table:style-name="co13" table:default-cell-style-name="ce5"/>
        <table:table-column table:style-name="co15" table:default-cell-style-name="ce5"/>
        <table:table-column table:style-name="co7" table:default-cell-style-name="ce5"/>
        <table:table-column table:style-name="co1" table:default-cell-style-name="ce5"/>
        <table:table-column table:style-name="co8" table:number-columns-repeated="2" table:default-cell-style-name="ce5"/>
        <table:table-column table:style-name="co16" table:default-cell-style-name="ce5"/>
        <table:table-column table:style-name="co8" table:number-columns-repeated="16369" table:default-cell-style-name="ce5"/>
        <table:table-row table:style-name="ro7">
          <table:table-cell office:value-type="string" table:number-columns-spanned="12" table:number-rows-spanned="1" table:style-name="ce99">
            <text:p><text:s/>戶數、人口數、性別比例及人口密度統計表（續）</text:p>
          </table:table-cell>
          <table:covered-table-cell table:number-columns-repeated="11"/>
          <table:table-cell table:number-columns-repeated="16372" table:style-name="ce7"/>
        </table:table-row>
        <table:table-row table:style-name="ro8">
          <table:table-cell table:style-name="ce5"/>
          <table:table-cell table:number-columns-repeated="4" table:style-name="ce8"/>
          <table:table-cell office:value-type="string" table:style-name="ce9">
            <text:p>中 華 民 國 109 年 11 月 底</text:p>
          </table:table-cell>
          <table:table-cell table:number-columns-repeated="4" table:style-name="ce8"/>
          <table:table-cell table:style-name="ce5"/>
          <table:table-cell office:value-type="string" table:style-name="ce10">
            <text:p>單位：平方公里；個；戶；人</text:p>
          </table:table-cell>
          <table:table-cell table:number-columns-repeated="16372" table:style-name="ce5"/>
        </table:table-row>
        <table:table-row table:style-name="ro1">
          <table:table-cell office:value-type="string" table:number-columns-spanned="1" table:number-rows-spanned="2" table:style-name="ce100">
            <text:p>區 <text:s/>域 <text:s/>別</text:p>
          </table:table-cell>
          <table:table-cell office:value-type="string" table:style-name="ce11">
            <text:p>土 地 面 積</text:p>
          </table:table-cell>
          <table:table-cell office:value-type="string" table:style-name="ce12">
            <text:p>鄉鎮</text:p>
          </table:table-cell>
          <table:table-cell office:value-type="string" table:number-columns-spanned="1" table:number-rows-spanned="2" table:style-name="ce101">
            <text:p>村里數</text:p>
          </table:table-cell>
          <table:table-cell office:value-type="string" table:number-columns-spanned="1" table:number-rows-spanned="2" table:style-name="ce101">
            <text:p>鄰 <text:s/>數</text:p>
          </table:table-cell>
          <table:table-cell office:value-type="string" table:number-columns-spanned="1" table:number-rows-spanned="2" table:style-name="ce101">
            <text:p>戶 <text:s/>數</text:p>
          </table:table-cell>
          <table:table-cell office:value-type="string" table:number-columns-spanned="3" table:number-rows-spanned="1" table:style-name="ce101">
            <text:p>人　　口　　數</text:p>
          </table:table-cell>
          <table:covered-table-cell table:number-columns-repeated="2"/>
          <table:table-cell office:value-type="string" table:style-name="ce13">
            <text:p>性別比例 ( 每百</text:p>
          </table:table-cell>
          <table:table-cell office:value-type="string" table:style-name="ce14">
            <text:p>人口密度 ( 每平</text:p>
          </table:table-cell>
          <table:table-cell office:value-type="string" table:style-name="ce14">
            <text:p>戶 量 ( 每戶</text:p>
          </table:table-cell>
          <table:table-cell table:number-columns-repeated="16372" table:style-name="ce5"/>
        </table:table-row>
        <table:table-row table:style-name="ro3">
          <table:covered-table-cell/>
          <table:table-cell office:value-type="string" table:style-name="ce15">
            <text:p>( 平方公里 )</text:p>
          </table:table-cell>
          <table:table-cell office:value-type="string" table:style-name="ce16">
            <text:p>市區數</text:p>
          </table:table-cell>
          <table:covered-table-cell/>
          <table:covered-table-cell/>
          <table:covered-table-cell/>
          <table:table-cell office:value-type="string" table:style-name="ce17">
            <text:p>總 <text:s text:c="2"/>計</text:p>
          </table:table-cell>
          <table:table-cell office:value-type="string" table:style-name="ce17">
            <text:p>男</text:p>
          </table:table-cell>
          <table:table-cell office:value-type="string" table:style-name="ce18">
            <text:p>女</text:p>
          </table:table-cell>
          <table:table-cell office:value-type="string" table:style-name="ce19">
            <text:p>女子所當男子數 )</text:p>
          </table:table-cell>
          <table:table-cell office:value-type="string" table:style-name="ce20">
            <text:p>方公里人口數 )</text:p>
          </table:table-cell>
          <table:table-cell office:value-type="string" table:style-name="ce20">
            <text:p><text:s/>平均人口數 )</text:p>
          </table:table-cell>
          <table:table-cell table:number-columns-repeated="16372" table:style-name="ce5"/>
        </table:table-row>
        <table:table-row table:style-name="ro9">
          <table:table-cell office:value-type="string" table:style-name="ce21">
            <text:p><text:span text:style-name="T3">總</text:span><text:s text:c="5"/><text:span text:style-name="T3">計</text:span></text:p>
          </table:table-cell>
          <table:table-cell office:value-type="float" office:value="36197.066899999998" table:style-name="ce22">
            <text:p>36,197.0669</text:p>
          </table:table-cell>
          <table:table-cell office:value-type="float" office:value="368" table:style-name="ce23">
            <text:p>368</text:p>
          </table:table-cell>
          <table:table-cell office:value-type="float" office:value="7760" table:style-name="ce24">
            <text:p>7,760</text:p>
          </table:table-cell>
          <table:table-cell office:value-type="float" office:value="142856" table:style-name="ce24">
            <text:p>142,856</text:p>
          </table:table-cell>
          <table:table-cell office:value-type="float" office:value="8928167" table:style-name="ce24">
            <text:p>8,928,167</text:p>
          </table:table-cell>
          <table:table-cell office:value-type="float" office:value="23563356" table:style-name="ce24">
            <text:p>23,563,356</text:p>
          </table:table-cell>
          <table:table-cell office:value-type="float" office:value="11675605" table:style-name="ce24">
            <text:p>11,675,605</text:p>
          </table:table-cell>
          <table:table-cell office:value-type="float" office:value="11887751" table:style-name="ce24">
            <text:p>11,887,751</text:p>
          </table:table-cell>
          <table:table-cell office:value-type="float" office:value="98.22" table:style-name="ce25">
            <text:p>98.22</text:p>
          </table:table-cell>
          <table:table-cell office:value-type="float" office:value="650.97" table:style-name="ce25">
            <text:p>650.97</text:p>
          </table:table-cell>
          <table:table-cell office:value-type="float" office:value="2.64" table:style-name="ce26">
            <text:p>2.64</text:p>
          </table:table-cell>
          <table:table-cell table:style-name="ce27"/>
          <table:table-cell table:style-name="ce28"/>
          <table:table-cell table:style-name="ce29"/>
          <table:table-cell table:style-name="ce30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新北市</text:span></text:p>
          </table:table-cell>
          <table:table-cell office:value-type="float" office:value="2052.5666999999999" table:style-name="ce31">
            <text:p>2,052.5667</text:p>
          </table:table-cell>
          <table:table-cell office:value-type="float" office:value="29" table:style-name="ce32">
            <text:p>29</text:p>
          </table:table-cell>
          <table:table-cell office:value-type="float" office:value="1032" table:style-name="ce24">
            <text:p>1,032</text:p>
          </table:table-cell>
          <table:table-cell office:value-type="float" office:value="22166" table:style-name="ce24">
            <text:p>22,166</text:p>
          </table:table-cell>
          <table:table-cell office:value-type="float" office:value="1605665" table:style-name="ce24">
            <text:p>1,605,665</text:p>
          </table:table-cell>
          <table:table-cell office:value-type="float" office:value="4030594" table:style-name="ce24">
            <text:p>4,030,594</text:p>
          </table:table-cell>
          <table:table-cell office:value-type="float" office:value="1968161" table:style-name="ce24">
            <text:p>1,968,161</text:p>
          </table:table-cell>
          <table:table-cell office:value-type="float" office:value="2062433" table:style-name="ce24">
            <text:p>2,062,433</text:p>
          </table:table-cell>
          <table:table-cell office:value-type="float" office:value="95.43" table:style-name="ce25">
            <text:p>95.43</text:p>
          </table:table-cell>
          <table:table-cell office:value-type="float" office:value="1963.68" table:style-name="ce25">
            <text:p>1,963.68</text:p>
          </table:table-cell>
          <table:table-cell office:value-type="float" office:value="2.5099999999999998" table:style-name="ce26">
            <text:p>2.51</text:p>
          </table:table-cell>
          <table:table-cell table:style-name="ce27"/>
          <table:table-cell table:style-name="ce33"/>
          <table:table-cell table:style-name="ce29"/>
          <table:table-cell table:style-name="ce30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34">
            <text:p><text:span text:style-name="T3">臺北市</text:span></text:p>
          </table:table-cell>
          <table:table-cell office:value-type="float" office:value="271.79969999999997" table:style-name="ce31">
            <text:p>271.7997</text:p>
          </table:table-cell>
          <table:table-cell office:value-type="float" office:value="12" table:style-name="ce32">
            <text:p>12</text:p>
          </table:table-cell>
          <table:table-cell office:value-type="float" office:value="456" table:style-name="ce24">
            <text:p>456</text:p>
          </table:table-cell>
          <table:table-cell office:value-type="float" office:value="9569" table:style-name="ce24">
            <text:p>9,569</text:p>
          </table:table-cell>
          <table:table-cell office:value-type="float" office:value="1061389" table:style-name="ce24">
            <text:p>1,061,389</text:p>
          </table:table-cell>
          <table:table-cell office:value-type="float" office:value="2605369" table:style-name="ce24">
            <text:p>2,605,369</text:p>
          </table:table-cell>
          <table:table-cell office:value-type="float" office:value="1240053" table:style-name="ce24">
            <text:p>1,240,053</text:p>
          </table:table-cell>
          <table:table-cell office:value-type="float" office:value="1365316" table:style-name="ce24">
            <text:p>1,365,316</text:p>
          </table:table-cell>
          <table:table-cell office:value-type="float" office:value="90.83" table:style-name="ce25">
            <text:p>90.83</text:p>
          </table:table-cell>
          <table:table-cell office:value-type="float" office:value="9585.6200000000008" table:style-name="ce25">
            <text:p>9,585.62</text:p>
          </table:table-cell>
          <table:table-cell office:value-type="float" office:value="2.4500000000000002" table:style-name="ce26">
            <text:p>2.45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桃園市</text:span></text:p>
          </table:table-cell>
          <table:table-cell office:value-type="float" office:value="1220.954" table:style-name="ce31">
            <text:p>1,220.9540</text:p>
          </table:table-cell>
          <table:table-cell office:value-type="float" office:value="13" table:style-name="ce32">
            <text:p>13</text:p>
          </table:table-cell>
          <table:table-cell office:value-type="float" office:value="504" table:style-name="ce24">
            <text:p>504</text:p>
          </table:table-cell>
          <table:table-cell office:value-type="float" office:value="11863" table:style-name="ce24">
            <text:p>11,863</text:p>
          </table:table-cell>
          <table:table-cell office:value-type="float" office:value="844967" table:style-name="ce24">
            <text:p>844,967</text:p>
          </table:table-cell>
          <table:table-cell office:value-type="float" office:value="2267070" table:style-name="ce24">
            <text:p>2,267,070</text:p>
          </table:table-cell>
          <table:table-cell office:value-type="float" office:value="1123589" table:style-name="ce24">
            <text:p>1,123,589</text:p>
          </table:table-cell>
          <table:table-cell office:value-type="float" office:value="1143481" table:style-name="ce24">
            <text:p>1,143,481</text:p>
          </table:table-cell>
          <table:table-cell office:value-type="float" office:value="98.26" table:style-name="ce25">
            <text:p>98.26</text:p>
          </table:table-cell>
          <table:table-cell office:value-type="float" office:value="1856.8" table:style-name="ce25">
            <text:p>1,856.80</text:p>
          </table:table-cell>
          <table:table-cell office:value-type="float" office:value="2.68" table:style-name="ce26">
            <text:p>2.68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臺中市</text:span></text:p>
          </table:table-cell>
          <table:table-cell office:value-type="float" office:value="2214.8968" table:style-name="ce31">
            <text:p>2,214.8968</text:p>
          </table:table-cell>
          <table:table-cell office:value-type="float" office:value="29" table:style-name="ce32">
            <text:p>29</text:p>
          </table:table-cell>
          <table:table-cell office:value-type="float" office:value="625" table:style-name="ce24">
            <text:p>625</text:p>
          </table:table-cell>
          <table:table-cell office:value-type="float" office:value="12518" table:style-name="ce24">
            <text:p>12,518</text:p>
          </table:table-cell>
          <table:table-cell office:value-type="float" office:value="1001101" table:style-name="ce24">
            <text:p>1,001,101</text:p>
          </table:table-cell>
          <table:table-cell office:value-type="float" office:value="2818670" table:style-name="ce24">
            <text:p>2,818,670</text:p>
          </table:table-cell>
          <table:table-cell office:value-type="float" office:value="1384722" table:style-name="ce24">
            <text:p>1,384,722</text:p>
          </table:table-cell>
          <table:table-cell office:value-type="float" office:value="1433948" table:style-name="ce24">
            <text:p>1,433,948</text:p>
          </table:table-cell>
          <table:table-cell office:value-type="float" office:value="96.57" table:style-name="ce25">
            <text:p>96.57</text:p>
          </table:table-cell>
          <table:table-cell office:value-type="float" office:value="1272.5999999999999" table:style-name="ce25">
            <text:p>1,272.60</text:p>
          </table:table-cell>
          <table:table-cell office:value-type="float" office:value="2.82" table:style-name="ce26">
            <text:p>2.82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臺南市</text:span></text:p>
          </table:table-cell>
          <table:table-cell office:value-type="float" office:value="2191.6531" table:style-name="ce31">
            <text:p>2,191.6531</text:p>
          </table:table-cell>
          <table:table-cell office:value-type="float" office:value="37" table:style-name="ce32">
            <text:p>37</text:p>
          </table:table-cell>
          <table:table-cell office:value-type="float" office:value="649" table:style-name="ce24">
            <text:p>649</text:p>
          </table:table-cell>
          <table:table-cell office:value-type="float" office:value="9657" table:style-name="ce24">
            <text:p>9,657</text:p>
          </table:table-cell>
          <table:table-cell office:value-type="float" office:value="703242" table:style-name="ce24">
            <text:p>703,242</text:p>
          </table:table-cell>
          <table:table-cell office:value-type="float" office:value="1875378" table:style-name="ce24">
            <text:p>1,875,378</text:p>
          </table:table-cell>
          <table:table-cell office:value-type="float" office:value="934133" table:style-name="ce24">
            <text:p>934,133</text:p>
          </table:table-cell>
          <table:table-cell office:value-type="float" office:value="941245" table:style-name="ce24">
            <text:p>941,245</text:p>
          </table:table-cell>
          <table:table-cell office:value-type="float" office:value="99.24" table:style-name="ce25">
            <text:p>99.24</text:p>
          </table:table-cell>
          <table:table-cell office:value-type="float" office:value="855.69" table:style-name="ce25">
            <text:p>855.69</text:p>
          </table:table-cell>
          <table:table-cell office:value-type="float" office:value="2.67" table:style-name="ce26">
            <text:p>2.67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21">
            <text:p><text:span text:style-name="T3">高雄市</text:span></text:p>
          </table:table-cell>
          <table:table-cell office:value-type="float" office:value="2951.8524000000002" table:style-name="ce31">
            <text:p>2,951.8524</text:p>
          </table:table-cell>
          <table:table-cell office:value-type="float" office:value="38" table:style-name="ce32">
            <text:p>38</text:p>
          </table:table-cell>
          <table:table-cell office:value-type="float" office:value="891" table:style-name="ce24">
            <text:p>891</text:p>
          </table:table-cell>
          <table:table-cell office:value-type="float" office:value="17309" table:style-name="ce24">
            <text:p>17,309</text:p>
          </table:table-cell>
          <table:table-cell office:value-type="float" office:value="1119137" table:style-name="ce24">
            <text:p>1,119,137</text:p>
          </table:table-cell>
          <table:table-cell office:value-type="float" office:value="2766752" table:style-name="ce24">
            <text:p>2,766,752</text:p>
          </table:table-cell>
          <table:table-cell office:value-type="float" office:value="1364832" table:style-name="ce24">
            <text:p>1,364,832</text:p>
          </table:table-cell>
          <table:table-cell office:value-type="float" office:value="1401920" table:style-name="ce24">
            <text:p>1,401,920</text:p>
          </table:table-cell>
          <table:table-cell office:value-type="float" office:value="97.35" table:style-name="ce25">
            <text:p>97.35</text:p>
          </table:table-cell>
          <table:table-cell office:value-type="float" office:value="937.29" table:style-name="ce25">
            <text:p>937.29</text:p>
          </table:table-cell>
          <table:table-cell office:value-type="float" office:value="2.4700000000000002" table:style-name="ce26">
            <text:p>2.4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臺灣省</text:span></text:p>
          </table:table-cell>
          <table:table-cell office:value-type="float" office:value="25110.003700000001" table:style-name="ce31">
            <text:p>25,110.0037</text:p>
          </table:table-cell>
          <table:table-cell office:value-type="float" office:value="200" table:style-name="ce32">
            <text:p>200</text:p>
          </table:table-cell>
          <table:table-cell office:value-type="float" office:value="3544" table:style-name="ce24">
            <text:p>3,544</text:p>
          </table:table-cell>
          <table:table-cell office:value-type="float" office:value="58839" table:style-name="ce24">
            <text:p>58,839</text:p>
          </table:table-cell>
          <table:table-cell office:value-type="float" office:value="2547554" table:style-name="ce24">
            <text:p>2,547,554</text:p>
          </table:table-cell>
          <table:table-cell office:value-type="float" office:value="7045834" table:style-name="ce24">
            <text:p>7,045,834</text:p>
          </table:table-cell>
          <table:table-cell office:value-type="float" office:value="3582378" table:style-name="ce24">
            <text:p>3,582,378</text:p>
          </table:table-cell>
          <table:table-cell office:value-type="float" office:value="3463456" table:style-name="ce24">
            <text:p>3,463,456</text:p>
          </table:table-cell>
          <table:table-cell office:value-type="float" office:value="103.43" table:style-name="ce25">
            <text:p>103.43</text:p>
          </table:table-cell>
          <table:table-cell office:value-type="float" office:value="280.60000000000002" table:style-name="ce25">
            <text:p>280.60</text:p>
          </table:table-cell>
          <table:table-cell office:value-type="float" office:value="2.77" table:style-name="ce26">
            <text:p>2.7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宜蘭縣</text:span></text:p>
          </table:table-cell>
          <table:table-cell office:value-type="float" office:value="2143.6251000000002" table:style-name="ce41">
            <text:p>2,143.6251</text:p>
          </table:table-cell>
          <table:table-cell office:value-type="float" office:value="12" table:style-name="ce42">
            <text:p>12</text:p>
          </table:table-cell>
          <table:table-cell office:value-type="float" office:value="233" table:style-name="ce43">
            <text:p>233</text:p>
          </table:table-cell>
          <table:table-cell office:value-type="float" office:value="3660" table:style-name="ce43">
            <text:p>3,660</text:p>
          </table:table-cell>
          <table:table-cell office:value-type="float" office:value="172543" table:style-name="ce43">
            <text:p>172,543</text:p>
          </table:table-cell>
          <table:table-cell office:value-type="float" office:value="453246" table:style-name="ce43">
            <text:p>453,246</text:p>
          </table:table-cell>
          <table:table-cell office:value-type="float" office:value="228430" table:style-name="ce43">
            <text:p>228,430</text:p>
          </table:table-cell>
          <table:table-cell office:value-type="float" office:value="224816" table:style-name="ce43">
            <text:p>224,816</text:p>
          </table:table-cell>
          <table:table-cell office:value-type="float" office:value="101.61" table:style-name="ce44">
            <text:p>101.61</text:p>
          </table:table-cell>
          <table:table-cell office:value-type="float" office:value="211.44" table:style-name="ce44">
            <text:p>211.44</text:p>
          </table:table-cell>
          <table:table-cell office:value-type="float" office:value="2.63" table:style-name="ce45">
            <text:p>2.63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新竹縣</text:span></text:p>
          </table:table-cell>
          <table:table-cell office:value-type="float" office:value="1427.5369000000001" table:style-name="ce41">
            <text:p>1,427.5369</text:p>
          </table:table-cell>
          <table:table-cell office:value-type="float" office:value="13" table:style-name="ce42">
            <text:p>13</text:p>
          </table:table-cell>
          <table:table-cell office:value-type="float" office:value="192" table:style-name="ce43">
            <text:p>192</text:p>
          </table:table-cell>
          <table:table-cell office:value-type="float" office:value="3294" table:style-name="ce43">
            <text:p>3,294</text:p>
          </table:table-cell>
          <table:table-cell office:value-type="float" office:value="205420" table:style-name="ce43">
            <text:p>205,420</text:p>
          </table:table-cell>
          <table:table-cell office:value-type="float" office:value="570065" table:style-name="ce43">
            <text:p>570,065</text:p>
          </table:table-cell>
          <table:table-cell office:value-type="float" office:value="291001" table:style-name="ce43">
            <text:p>291,001</text:p>
          </table:table-cell>
          <table:table-cell office:value-type="float" office:value="279064" table:style-name="ce43">
            <text:p>279,064</text:p>
          </table:table-cell>
          <table:table-cell office:value-type="float" office:value="104.28" table:style-name="ce44">
            <text:p>104.28</text:p>
          </table:table-cell>
          <table:table-cell office:value-type="float" office:value="399.33" table:style-name="ce44">
            <text:p>399.33</text:p>
          </table:table-cell>
          <table:table-cell office:value-type="float" office:value="2.78" table:style-name="ce45">
            <text:p>2.78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苗栗縣</text:span></text:p>
          </table:table-cell>
          <table:table-cell office:value-type="float" office:value="1820.3149000000001" table:style-name="ce41">
            <text:p>1,820.3149</text:p>
          </table:table-cell>
          <table:table-cell office:value-type="float" office:value="18" table:style-name="ce42">
            <text:p>18</text:p>
          </table:table-cell>
          <table:table-cell office:value-type="float" office:value="275" table:style-name="ce43">
            <text:p>275</text:p>
          </table:table-cell>
          <table:table-cell office:value-type="float" office:value="4686" table:style-name="ce43">
            <text:p>4,686</text:p>
          </table:table-cell>
          <table:table-cell office:value-type="float" office:value="193238" table:style-name="ce43">
            <text:p>193,238</text:p>
          </table:table-cell>
          <table:table-cell office:value-type="float" office:value="542985" table:style-name="ce43">
            <text:p>542,985</text:p>
          </table:table-cell>
          <table:table-cell office:value-type="float" office:value="279847" table:style-name="ce43">
            <text:p>279,847</text:p>
          </table:table-cell>
          <table:table-cell office:value-type="float" office:value="263138" table:style-name="ce43">
            <text:p>263,138</text:p>
          </table:table-cell>
          <table:table-cell office:value-type="float" office:value="106.35" table:style-name="ce44">
            <text:p>106.35</text:p>
          </table:table-cell>
          <table:table-cell office:value-type="float" office:value="298.29000000000002" table:style-name="ce44">
            <text:p>298.29</text:p>
          </table:table-cell>
          <table:table-cell office:value-type="float" office:value="2.81" table:style-name="ce45">
            <text:p>2.8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彰化縣</text:span></text:p>
          </table:table-cell>
          <table:table-cell office:value-type="float" office:value="1074.396" table:style-name="ce41">
            <text:p>1,074.3960</text:p>
          </table:table-cell>
          <table:table-cell office:value-type="float" office:value="26" table:style-name="ce42">
            <text:p>26</text:p>
          </table:table-cell>
          <table:table-cell office:value-type="float" office:value="589" table:style-name="ce43">
            <text:p>589</text:p>
          </table:table-cell>
          <table:table-cell office:value-type="float" office:value="9176" table:style-name="ce43">
            <text:p>9,176</text:p>
          </table:table-cell>
          <table:table-cell office:value-type="float" office:value="396448" table:style-name="ce43">
            <text:p>396,448</text:p>
          </table:table-cell>
          <table:table-cell office:value-type="float" office:value="1267339" table:style-name="ce43">
            <text:p>1,267,339</text:p>
          </table:table-cell>
          <table:table-cell office:value-type="float" office:value="644163" table:style-name="ce43">
            <text:p>644,163</text:p>
          </table:table-cell>
          <table:table-cell office:value-type="float" office:value="623176" table:style-name="ce43">
            <text:p>623,176</text:p>
          </table:table-cell>
          <table:table-cell office:value-type="float" office:value="103.37" table:style-name="ce44">
            <text:p>103.37</text:p>
          </table:table-cell>
          <table:table-cell office:value-type="float" office:value="1179.58" table:style-name="ce44">
            <text:p>1,179.58</text:p>
          </table:table-cell>
          <table:table-cell office:value-type="float" office:value="3.2" table:style-name="ce45">
            <text:p>3.20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南投縣</text:span></text:p>
          </table:table-cell>
          <table:table-cell office:value-type="float" office:value="4106.4359999999997" table:style-name="ce41">
            <text:p>4,106.4360</text:p>
          </table:table-cell>
          <table:table-cell office:value-type="float" office:value="13" table:style-name="ce42">
            <text:p>13</text:p>
          </table:table-cell>
          <table:table-cell office:value-type="float" office:value="262" table:style-name="ce43">
            <text:p>262</text:p>
          </table:table-cell>
          <table:table-cell office:value-type="float" office:value="4271" table:style-name="ce43">
            <text:p>4,271</text:p>
          </table:table-cell>
          <table:table-cell office:value-type="float" office:value="179598" table:style-name="ce43">
            <text:p>179,598</text:p>
          </table:table-cell>
          <table:table-cell office:value-type="float" office:value="491241" table:style-name="ce43">
            <text:p>491,241</text:p>
          </table:table-cell>
          <table:table-cell office:value-type="float" office:value="251010" table:style-name="ce43">
            <text:p>251,010</text:p>
          </table:table-cell>
          <table:table-cell office:value-type="float" office:value="240231" table:style-name="ce43">
            <text:p>240,231</text:p>
          </table:table-cell>
          <table:table-cell office:value-type="float" office:value="104.49" table:style-name="ce44">
            <text:p>104.49</text:p>
          </table:table-cell>
          <table:table-cell office:value-type="float" office:value="119.63" table:style-name="ce44">
            <text:p>119.63</text:p>
          </table:table-cell>
          <table:table-cell office:value-type="float" office:value="2.74" table:style-name="ce45">
            <text:p>2.74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雲林縣</text:span></text:p>
          </table:table-cell>
          <table:table-cell office:value-type="float" office:value="1290.8326" table:style-name="ce41">
            <text:p>1,290.8326</text:p>
          </table:table-cell>
          <table:table-cell office:value-type="float" office:value="20" table:style-name="ce42">
            <text:p>20</text:p>
          </table:table-cell>
          <table:table-cell office:value-type="float" office:value="391" table:style-name="ce43">
            <text:p>391</text:p>
          </table:table-cell>
          <table:table-cell office:value-type="float" office:value="6467" table:style-name="ce43">
            <text:p>6,467</text:p>
          </table:table-cell>
          <table:table-cell office:value-type="float" office:value="243958" table:style-name="ce43">
            <text:p>243,958</text:p>
          </table:table-cell>
          <table:table-cell office:value-type="float" office:value="677293" table:style-name="ce43">
            <text:p>677,293</text:p>
          </table:table-cell>
          <table:table-cell office:value-type="float" office:value="350364" table:style-name="ce43">
            <text:p>350,364</text:p>
          </table:table-cell>
          <table:table-cell office:value-type="float" office:value="326929" table:style-name="ce43">
            <text:p>326,929</text:p>
          </table:table-cell>
          <table:table-cell office:value-type="float" office:value="107.17" table:style-name="ce44">
            <text:p>107.17</text:p>
          </table:table-cell>
          <table:table-cell office:value-type="float" office:value="524.69000000000005" table:style-name="ce44">
            <text:p>524.69</text:p>
          </table:table-cell>
          <table:table-cell office:value-type="float" office:value="2.78" table:style-name="ce45">
            <text:p>2.78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嘉義縣</text:span></text:p>
          </table:table-cell>
          <table:table-cell office:value-type="float" office:value="1903.6367" table:style-name="ce41">
            <text:p>1,903.6367</text:p>
          </table:table-cell>
          <table:table-cell office:value-type="float" office:value="18" table:style-name="ce42">
            <text:p>18</text:p>
          </table:table-cell>
          <table:table-cell office:value-type="float" office:value="357" table:style-name="ce43">
            <text:p>357</text:p>
          </table:table-cell>
          <table:table-cell office:value-type="float" office:value="5346" table:style-name="ce43">
            <text:p>5,346</text:p>
          </table:table-cell>
          <table:table-cell office:value-type="float" office:value="184627" table:style-name="ce43">
            <text:p>184,627</text:p>
          </table:table-cell>
          <table:table-cell office:value-type="float" office:value="499881" table:style-name="ce43">
            <text:p>499,881</text:p>
          </table:table-cell>
          <table:table-cell office:value-type="float" office:value="259313" table:style-name="ce43">
            <text:p>259,313</text:p>
          </table:table-cell>
          <table:table-cell office:value-type="float" office:value="240568" table:style-name="ce43">
            <text:p>240,568</text:p>
          </table:table-cell>
          <table:table-cell office:value-type="float" office:value="107.79" table:style-name="ce44">
            <text:p>107.79</text:p>
          </table:table-cell>
          <table:table-cell office:value-type="float" office:value="262.58999999999997" table:style-name="ce44">
            <text:p>262.59</text:p>
          </table:table-cell>
          <table:table-cell office:value-type="float" office:value="2.71" table:style-name="ce45">
            <text:p>2.7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屏東縣</text:span></text:p>
          </table:table-cell>
          <table:table-cell office:value-type="float" office:value="2775.6003000000001" table:style-name="ce41">
            <text:p>2,775.6003</text:p>
          </table:table-cell>
          <table:table-cell office:value-type="float" office:value="33" table:style-name="ce42">
            <text:p>33</text:p>
          </table:table-cell>
          <table:table-cell office:value-type="float" office:value="463" table:style-name="ce43">
            <text:p>463</text:p>
          </table:table-cell>
          <table:table-cell office:value-type="float" office:value="7385" table:style-name="ce43">
            <text:p>7,385</text:p>
          </table:table-cell>
          <table:table-cell office:value-type="float" office:value="291562" table:style-name="ce43">
            <text:p>291,562</text:p>
          </table:table-cell>
          <table:table-cell office:value-type="float" office:value="813176" table:style-name="ce43">
            <text:p>813,176</text:p>
          </table:table-cell>
          <table:table-cell office:value-type="float" office:value="414303" table:style-name="ce43">
            <text:p>414,303</text:p>
          </table:table-cell>
          <table:table-cell office:value-type="float" office:value="398873" table:style-name="ce43">
            <text:p>398,873</text:p>
          </table:table-cell>
          <table:table-cell office:value-type="float" office:value="103.87" table:style-name="ce44">
            <text:p>103.87</text:p>
          </table:table-cell>
          <table:table-cell office:value-type="float" office:value="292.97000000000003" table:style-name="ce44">
            <text:p>292.97</text:p>
          </table:table-cell>
          <table:table-cell office:value-type="float" office:value="2.79" table:style-name="ce45">
            <text:p>2.79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臺東縣</text:span></text:p>
          </table:table-cell>
          <table:table-cell office:value-type="float" office:value="3515.2525999999998" table:style-name="ce41">
            <text:p>3,515.2526</text:p>
          </table:table-cell>
          <table:table-cell office:value-type="float" office:value="16" table:style-name="ce42">
            <text:p>16</text:p>
          </table:table-cell>
          <table:table-cell office:value-type="float" office:value="147" table:style-name="ce43">
            <text:p>147</text:p>
          </table:table-cell>
          <table:table-cell office:value-type="float" office:value="2680" table:style-name="ce43">
            <text:p>2,680</text:p>
          </table:table-cell>
          <table:table-cell office:value-type="float" office:value="83545" table:style-name="ce43">
            <text:p>83,545</text:p>
          </table:table-cell>
          <table:table-cell office:value-type="float" office:value="215351" table:style-name="ce43">
            <text:p>215,351</text:p>
          </table:table-cell>
          <table:table-cell office:value-type="float" office:value="110655" table:style-name="ce43">
            <text:p>110,655</text:p>
          </table:table-cell>
          <table:table-cell office:value-type="float" office:value="104696" table:style-name="ce43">
            <text:p>104,696</text:p>
          </table:table-cell>
          <table:table-cell office:value-type="float" office:value="105.69" table:style-name="ce44">
            <text:p>105.69</text:p>
          </table:table-cell>
          <table:table-cell office:value-type="float" office:value="61.26" table:style-name="ce44">
            <text:p>61.26</text:p>
          </table:table-cell>
          <table:table-cell office:value-type="float" office:value="2.58" table:style-name="ce45">
            <text:p>2.58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花蓮縣</text:span></text:p>
          </table:table-cell>
          <table:table-cell office:value-type="float" office:value="4628.5713999999998" table:style-name="ce41">
            <text:p>4,628.5714</text:p>
          </table:table-cell>
          <table:table-cell office:value-type="float" office:value="13" table:style-name="ce42">
            <text:p>13</text:p>
          </table:table-cell>
          <table:table-cell office:value-type="float" office:value="176" table:style-name="ce43">
            <text:p>176</text:p>
          </table:table-cell>
          <table:table-cell office:value-type="float" office:value="3574" table:style-name="ce43">
            <text:p>3,574</text:p>
          </table:table-cell>
          <table:table-cell office:value-type="float" office:value="127376" table:style-name="ce43">
            <text:p>127,376</text:p>
          </table:table-cell>
          <table:table-cell office:value-type="float" office:value="324501" table:style-name="ce43">
            <text:p>324,501</text:p>
          </table:table-cell>
          <table:table-cell office:value-type="float" office:value="164115" table:style-name="ce43">
            <text:p>164,115</text:p>
          </table:table-cell>
          <table:table-cell office:value-type="float" office:value="160386" table:style-name="ce43">
            <text:p>160,386</text:p>
          </table:table-cell>
          <table:table-cell office:value-type="float" office:value="102.33" table:style-name="ce44">
            <text:p>102.33</text:p>
          </table:table-cell>
          <table:table-cell office:value-type="float" office:value="70.11" table:style-name="ce44">
            <text:p>70.11</text:p>
          </table:table-cell>
          <table:table-cell office:value-type="float" office:value="2.5499999999999998" table:style-name="ce45">
            <text:p>2.55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澎湖縣</text:span></text:p>
          </table:table-cell>
          <table:table-cell office:value-type="float" office:value="126.86409999999999" table:style-name="ce41">
            <text:p>126.8641</text:p>
          </table:table-cell>
          <table:table-cell office:value-type="float" office:value="6" table:style-name="ce42">
            <text:p>6</text:p>
          </table:table-cell>
          <table:table-cell office:value-type="float" office:value="96" table:style-name="ce43">
            <text:p>96</text:p>
          </table:table-cell>
          <table:table-cell office:value-type="float" office:value="1396" table:style-name="ce43">
            <text:p>1,396</text:p>
          </table:table-cell>
          <table:table-cell office:value-type="float" office:value="41967" table:style-name="ce43">
            <text:p>41,967</text:p>
          </table:table-cell>
          <table:table-cell office:value-type="float" office:value="105907" table:style-name="ce43">
            <text:p>105,907</text:p>
          </table:table-cell>
          <table:table-cell office:value-type="float" office:value="54496" table:style-name="ce43">
            <text:p>54,496</text:p>
          </table:table-cell>
          <table:table-cell office:value-type="float" office:value="51411" table:style-name="ce43">
            <text:p>51,411</text:p>
          </table:table-cell>
          <table:table-cell office:value-type="float" office:value="106" table:style-name="ce44">
            <text:p>106.00</text:p>
          </table:table-cell>
          <table:table-cell office:value-type="float" office:value="834.81" table:style-name="ce44">
            <text:p>834.81</text:p>
          </table:table-cell>
          <table:table-cell office:value-type="float" office:value="2.52" table:style-name="ce45">
            <text:p>2.52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基隆市</text:span></text:p>
          </table:table-cell>
          <table:table-cell office:value-type="float" office:value="132.75890000000001" table:style-name="ce41">
            <text:p>132.7589</text:p>
          </table:table-cell>
          <table:table-cell office:value-type="float" office:value="7" table:style-name="ce42">
            <text:p>7</text:p>
          </table:table-cell>
          <table:table-cell office:value-type="float" office:value="157" table:style-name="ce43">
            <text:p>157</text:p>
          </table:table-cell>
          <table:table-cell office:value-type="float" office:value="3325" table:style-name="ce43">
            <text:p>3,325</text:p>
          </table:table-cell>
          <table:table-cell office:value-type="float" office:value="155418" table:style-name="ce43">
            <text:p>155,418</text:p>
          </table:table-cell>
          <table:table-cell office:value-type="float" office:value="367740" table:style-name="ce43">
            <text:p>367,740</text:p>
          </table:table-cell>
          <table:table-cell office:value-type="float" office:value="183422" table:style-name="ce43">
            <text:p>183,422</text:p>
          </table:table-cell>
          <table:table-cell office:value-type="float" office:value="184318" table:style-name="ce43">
            <text:p>184,318</text:p>
          </table:table-cell>
          <table:table-cell office:value-type="float" office:value="99.51" table:style-name="ce44">
            <text:p>99.51</text:p>
          </table:table-cell>
          <table:table-cell office:value-type="float" office:value="2769.98" table:style-name="ce44">
            <text:p>2,769.98</text:p>
          </table:table-cell>
          <table:table-cell office:value-type="float" office:value="2.37" table:style-name="ce45">
            <text:p>2.3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新竹市</text:span></text:p>
          </table:table-cell>
          <table:table-cell office:value-type="float" office:value="104.15260000000001" table:style-name="ce41">
            <text:p>104.1526</text:p>
          </table:table-cell>
          <table:table-cell office:value-type="float" office:value="3" table:style-name="ce42">
            <text:p>3</text:p>
          </table:table-cell>
          <table:table-cell office:value-type="float" office:value="122" table:style-name="ce43">
            <text:p>122</text:p>
          </table:table-cell>
          <table:table-cell office:value-type="float" office:value="2172" table:style-name="ce43">
            <text:p>2,172</text:p>
          </table:table-cell>
          <table:table-cell office:value-type="float" office:value="170691" table:style-name="ce43">
            <text:p>170,691</text:p>
          </table:table-cell>
          <table:table-cell office:value-type="float" office:value="451033" table:style-name="ce43">
            <text:p>451,033</text:p>
          </table:table-cell>
          <table:table-cell office:value-type="float" office:value="222507" table:style-name="ce43">
            <text:p>222,507</text:p>
          </table:table-cell>
          <table:table-cell office:value-type="float" office:value="228526" table:style-name="ce43">
            <text:p>228,526</text:p>
          </table:table-cell>
          <table:table-cell office:value-type="float" office:value="97.37" table:style-name="ce44">
            <text:p>97.37</text:p>
          </table:table-cell>
          <table:table-cell office:value-type="float" office:value="4330.5" table:style-name="ce44">
            <text:p>4,330.50</text:p>
          </table:table-cell>
          <table:table-cell office:value-type="float" office:value="2.64" table:style-name="ce45">
            <text:p>2.64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嘉義市</text:span></text:p>
          </table:table-cell>
          <table:table-cell office:value-type="float" office:value="60.025599999999997" table:style-name="ce41">
            <text:p>60.0256</text:p>
          </table:table-cell>
          <table:table-cell office:value-type="float" office:value="2" table:style-name="ce42">
            <text:p>2</text:p>
          </table:table-cell>
          <table:table-cell office:value-type="float" office:value="84" table:style-name="ce43">
            <text:p>84</text:p>
          </table:table-cell>
          <table:table-cell office:value-type="float" office:value="1407" table:style-name="ce43">
            <text:p>1,407</text:p>
          </table:table-cell>
          <table:table-cell office:value-type="float" office:value="101163" table:style-name="ce43">
            <text:p>101,163</text:p>
          </table:table-cell>
          <table:table-cell office:value-type="float" office:value="266076" table:style-name="ce43">
            <text:p>266,076</text:p>
          </table:table-cell>
          <table:table-cell office:value-type="float" office:value="128752" table:style-name="ce43">
            <text:p>128,752</text:p>
          </table:table-cell>
          <table:table-cell office:value-type="float" office:value="137324" table:style-name="ce43">
            <text:p>137,324</text:p>
          </table:table-cell>
          <table:table-cell office:value-type="float" office:value="93.76" table:style-name="ce44">
            <text:p>93.76</text:p>
          </table:table-cell>
          <table:table-cell office:value-type="float" office:value="4432.71" table:style-name="ce44">
            <text:p>4,432.71</text:p>
          </table:table-cell>
          <table:table-cell office:value-type="float" office:value="2.63" table:style-name="ce45">
            <text:p>2.63</text:p>
          </table:table-cell>
          <table:table-cell table:style-name="ce27"/>
          <table:table-cell table:style-name="ce28"/>
          <table:table-cell table:style-name="ce35"/>
          <table:table-cell table:style-name="ce36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21">
            <text:p><text:span text:style-name="T3">福建省</text:span></text:p>
          </table:table-cell>
          <table:table-cell office:value-type="float" office:value="180.45600000000002" table:style-name="ce41">
            <text:p>180.4560</text:p>
          </table:table-cell>
          <table:table-cell office:value-type="float" office:value="10" table:style-name="ce32">
            <text:p>10</text:p>
          </table:table-cell>
          <table:table-cell office:value-type="float" office:value="59" table:style-name="ce24">
            <text:p>59</text:p>
          </table:table-cell>
          <table:table-cell office:value-type="float" office:value="935" table:style-name="ce24">
            <text:p>935</text:p>
          </table:table-cell>
          <table:table-cell office:value-type="float" office:value="45112" table:style-name="ce24">
            <text:p>45,112</text:p>
          </table:table-cell>
          <table:table-cell office:value-type="float" office:value="153689" table:style-name="ce24">
            <text:p>153,689</text:p>
          </table:table-cell>
          <table:table-cell office:value-type="float" office:value="77737" table:style-name="ce24">
            <text:p>77,737</text:p>
          </table:table-cell>
          <table:table-cell office:value-type="float" office:value="75952" table:style-name="ce24">
            <text:p>75,952</text:p>
          </table:table-cell>
          <table:table-cell office:value-type="float" office:value="102.35" table:style-name="ce25">
            <text:p>102.35</text:p>
          </table:table-cell>
          <table:table-cell office:value-type="float" office:value="851.67" table:style-name="ce25">
            <text:p>851.67</text:p>
          </table:table-cell>
          <table:table-cell office:value-type="float" office:value="3.41" table:style-name="ce26">
            <text:p>3.41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0">
            <text:p><text:span text:style-name="T2">金門縣</text:span></text:p>
          </table:table-cell>
          <table:table-cell office:value-type="float" office:value="151.65600000000001" table:style-name="ce41">
            <text:p>151.6560</text:p>
          </table:table-cell>
          <table:table-cell office:value-type="float" office:value="6" table:style-name="ce42">
            <text:p>6</text:p>
          </table:table-cell>
          <table:table-cell office:value-type="float" office:value="37" table:style-name="ce43">
            <text:p>37</text:p>
          </table:table-cell>
          <table:table-cell office:value-type="float" office:value="799" table:style-name="ce43">
            <text:p>799</text:p>
          </table:table-cell>
          <table:table-cell office:value-type="float" office:value="41742" table:style-name="ce43">
            <text:p>41,742</text:p>
          </table:table-cell>
          <table:table-cell office:value-type="float" office:value="140490" table:style-name="ce43">
            <text:p>140,490</text:p>
          </table:table-cell>
          <table:table-cell office:value-type="float" office:value="70132" table:style-name="ce43">
            <text:p>70,132</text:p>
          </table:table-cell>
          <table:table-cell office:value-type="float" office:value="70358" table:style-name="ce43">
            <text:p>70,358</text:p>
          </table:table-cell>
          <table:table-cell office:value-type="float" office:value="99.68" table:style-name="ce44">
            <text:p>99.68</text:p>
          </table:table-cell>
          <table:table-cell office:value-type="float" office:value="926.37" table:style-name="ce44">
            <text:p>926.37</text:p>
          </table:table-cell>
          <table:table-cell office:value-type="float" office:value="3.37" table:style-name="ce45">
            <text:p>3.37</text:p>
          </table:table-cell>
          <table:table-cell table:style-name="ce27"/>
          <table:table-cell table:style-name="ce37"/>
          <table:table-cell table:style-name="ce38"/>
          <table:table-cell table:style-name="ce39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0">
            <text:p><text:span text:style-name="T2">連江縣</text:span></text:p>
          </table:table-cell>
          <table:table-cell office:value-type="float" office:value="28.8" table:style-name="ce41">
            <text:p>28.8000</text:p>
          </table:table-cell>
          <table:table-cell office:value-type="float" office:value="4" table:style-name="ce42">
            <text:p>4</text:p>
          </table:table-cell>
          <table:table-cell office:value-type="float" office:value="22" table:style-name="ce43">
            <text:p>22</text:p>
          </table:table-cell>
          <table:table-cell office:value-type="float" office:value="136" table:style-name="ce43">
            <text:p>136</text:p>
          </table:table-cell>
          <table:table-cell office:value-type="float" office:value="3370" table:style-name="ce43">
            <text:p>3,370</text:p>
          </table:table-cell>
          <table:table-cell office:value-type="float" office:value="13199" table:style-name="ce43">
            <text:p>13,199</text:p>
          </table:table-cell>
          <table:table-cell office:value-type="float" office:value="7605" table:style-name="ce43">
            <text:p>7,605</text:p>
          </table:table-cell>
          <table:table-cell office:value-type="float" office:value="5594" table:style-name="ce43">
            <text:p>5,594</text:p>
          </table:table-cell>
          <table:table-cell office:value-type="float" office:value="135.94999999999999" table:style-name="ce44">
            <text:p>135.95</text:p>
          </table:table-cell>
          <table:table-cell office:value-type="float" office:value="458.3" table:style-name="ce44">
            <text:p>458.30</text:p>
          </table:table-cell>
          <table:table-cell office:value-type="float" office:value="3.92" table:style-name="ce45">
            <text:p>3.92</text:p>
          </table:table-cell>
          <table:table-cell table:style-name="ce27"/>
          <table:table-cell table:style-name="ce46"/>
          <table:table-cell table:style-name="ce35"/>
          <table:table-cell table:style-name="ce47"/>
          <table:table-cell table:style-name="ce27"/>
          <table:table-cell table:number-columns-repeated="16367" table:style-name="ce3"/>
        </table:table-row>
        <table:table-row table:style-name="ro9">
          <table:table-cell office:value-type="string" table:style-name="ce48">
            <text:p><text:span text:style-name="T3">東沙群島</text:span></text:p>
          </table:table-cell>
          <table:table-cell office:value-type="float" office:value="2.38" table:style-name="ce41">
            <text:p>2.3800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table:style-name="ce27"/>
          <table:table-cell table:style-name="ce46"/>
          <table:table-cell table:style-name="ce35"/>
          <table:table-cell table:style-name="ce51"/>
          <table:table-cell table:style-name="ce27"/>
          <table:table-cell table:number-columns-repeated="16367" table:style-name="ce3"/>
        </table:table-row>
        <table:table-row table:style-name="ro10">
          <table:table-cell office:value-type="string" table:style-name="ce48">
            <text:p><text:span text:style-name="T3">南沙群島</text:span></text:p>
          </table:table-cell>
          <table:table-cell office:value-type="float" office:value="0.50449999999999995" table:style-name="ce52">
            <text:p>0.5045</text:p>
          </table:table-cell>
          <table:table-cell office:value-type="string" table:style-name="ce53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49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office:value-type="string" table:style-name="ce50">
            <text:p>…</text:p>
          </table:table-cell>
          <table:table-cell table:number-columns-repeated="16372" table:style-name="ce3"/>
        </table:table-row>
        <table:table-row table:style-name="ro11">
          <table:table-cell table:style-name="ce54"/>
          <table:table-cell table:style-name="ce55"/>
          <table:table-cell table:style-name="ce56"/>
          <table:table-cell table:number-columns-repeated="6" table:style-name="ce57"/>
          <table:table-cell table:number-columns-repeated="3" table:style-name="ce58"/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說明：1.本表村里數及鄰數係指設有戶籍之戶籍登記資料，非行政區域資料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office:value-type="string" table:style-name="ce65">
            <text:p><text:s text:c="16"/>內政部戶政司 <text:s/>109年12月9日編製</text:p>
          </table:table-cell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　　　2.96年12月起，我國土地面積增列東沙群島東沙島(2.38平方公里)及南沙群島太平島(0.4896平方公里)，由高雄市代管；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style-name="ce59"/>
          <table:table-cell table:number-columns-repeated="16371" table:style-name="ce60"/>
        </table:table-row>
        <table:table-row table:style-name="ro12">
          <table:table-cell office:value-type="string" table:style-name="ce61">
            <text:p>　　　 <text:s text:c="2"/>其設籍人口列於高雄市統計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style-name="ce59"/>
          <table:table-cell table:number-columns-repeated="16371" table:style-name="ce60"/>
        </table:table-row>
        <table:table-row table:style-name="ro13">
          <table:table-cell office:value-type="string" table:style-name="ce61">
            <text:p>　　　3.104年12月南沙太平島交通基礎整建工程竣工，增加面積0.0149平方公里。</text:p>
          </table:table-cell>
          <table:table-cell table:style-name="ce62"/>
          <table:table-cell table:number-columns-repeated="6" table:style-name="ce63"/>
          <table:table-cell table:style-name="ce5"/>
          <table:table-cell table:style-name="ce6"/>
          <table:table-cell table:style-name="ce64"/>
          <table:table-cell table:style-name="ce65"/>
          <table:table-cell table:number-columns-repeated="16372" table:style-name="ce5"/>
        </table:table-row>
        <table:table-row table:number-rows-repeated="1048540" table:style-name="ro6">
          <table:table-cell table:number-columns-repeated="16384"/>
        </table:table-row>
      </table:table>
      <table:named-expressions>
        <table:named-expression table:name="\a" table:expression="of:=[.#REF!]" table:base-cell-address="02-年月別.$A$1"/>
        <table:named-expression table:name="\b" table:expression="of:=[.#REF!]" table:base-cell-address="02-年月別.$A$1"/>
        <table:named-expression table:name="NAME" table:expression="of:=[.#REF!]" table:base-cell-address="02-年月別.$A$1"/>
        <table:named-expression table:name="P_1" table:expression="of:=[.#REF!]" table:base-cell-address="02-年月別.$A$1"/>
        <table:named-expression table:name="P_11" table:expression="of:=[.#REF!]" table:base-cell-address="02-年月別.$A$1"/>
        <table:named-expression table:name="P_2" table:expression="of:=[.#REF!]" table:base-cell-address="02-年月別.$A$1"/>
        <table:named-expression table:name="Print_Area" table:expression="of:=[.#REF!]" table:base-cell-address="02-年月別.$A$1"/>
        <table:named-expression table:name="PRINT_AREA_MI" table:expression="of:=[.#REF!]" table:base-cell-address="02-年月別.$A$1"/>
        <table:named-expression table:name="rd_rf_f_97y_9802_data" table:expression="of:=[.#REF!]" table:base-cell-address="02-年月別.$A$1"/>
        <table:named-expression table:name="rd_rg_f_84y_97y_data" table:expression="of:=[.#REF!]" table:base-cell-address="02-年月別.$A$1"/>
        <table:named-expression table:name="rd_rg_f_9805_data" table:expression="of:=[.#REF!]" table:base-cell-address="02-年月別.$A$1"/>
        <table:named-expression table:name="rd_rg_f_9806_data" table:expression="of:=[.#REF!]" table:base-cell-address="02-年月別.$A$1"/>
        <table:named-expression table:name="rd_rg_f_9807_data" table:expression="of:=[.#REF!]" table:base-cell-address="02-年月別.$A$1"/>
        <table:named-expression table:name="rd_rg_f_9808_data" table:expression="of:=[.#REF!]" table:base-cell-address="02-年月別.$A$1"/>
        <table:named-expression table:name="rd_rg_f_98y_9803_data" table:expression="of:=[.#REF!]" table:base-cell-address="02-年月別.$A$1"/>
        <table:named-expression table:name="rd_rg_f_98y_9804_data" table:expression="of:=[.#REF!]" table:base-cell-address="02-年月別.$A$1"/>
        <table:named-expression table:name="rd_rg_q_84y_97y_data" table:expression="of:=[.#REF!]" table:base-cell-address="02-年月別.$A$1"/>
        <table:named-expression table:name="rd_rg_q_97y_9802_data" table:expression="of:=[.#REF!]" table:base-cell-address="02-年月別.$A$1"/>
        <table:named-expression table:name="rd_rg_q_9805_data" table:expression="of:=[.#REF!]" table:base-cell-address="02-年月別.$A$1"/>
        <table:named-expression table:name="rd_rg_q_9806_data" table:expression="of:=[.#REF!]" table:base-cell-address="02-年月別.$A$1"/>
        <table:named-expression table:name="rd_rg_q_9807_data" table:expression="of:=[.#REF!]" table:base-cell-address="02-年月別.$A$1"/>
        <table:named-expression table:name="rd_rg_q_9808_data" table:expression="of:=[.#REF!]" table:base-cell-address="02-年月別.$A$1"/>
        <table:named-expression table:name="rd_rg_q_98y_9803_data" table:expression="of:=[.#REF!]" table:base-cell-address="02-年月別.$A$1"/>
        <table:named-expression table:name="rd_rg_q_98y_9804_data" table:expression="of:=[.#REF!]" table:base-cell-address="02-年月別.$A$1"/>
        <table:named-expression table:name="rd_rg_q9607" table:expression="of:=[.#REF!]" table:base-cell-address="02-年月別.$A$1"/>
        <table:named-expression table:name="rd_t_84y_97y_data" table:expression="of:=[.#REF!]" table:base-cell-address="02-年月別.$A$1"/>
        <table:named-expression table:name="rd_t_97y_9802_data" table:expression="of:=[.#REF!]" table:base-cell-address="02-年月別.$A$1"/>
        <table:named-expression table:name="rd_t_9805_data" table:expression="of:=[.#REF!]" table:base-cell-address="02-年月別.$A$1"/>
        <table:named-expression table:name="rd_t_9806_data" table:expression="of:=[.#REF!]" table:base-cell-address="02-年月別.$A$1"/>
        <table:named-expression table:name="rd_t_9807_data" table:expression="of:=[.#REF!]" table:base-cell-address="02-年月別.$A$1"/>
        <table:named-expression table:name="rd_t_9808_data" table:expression="of:=[.#REF!]" table:base-cell-address="02-年月別.$A$1"/>
        <table:named-expression table:name="rd_t_98y_9803_data" table:expression="of:=[.#REF!]" table:base-cell-address="02-年月別.$A$1"/>
        <table:named-expression table:name="rd_t_98y_9804_data" table:expression="of:=[.#REF!]" table:base-cell-address="02-年月別.$A$1"/>
        <table:named-expression table:name="rd_t9607" table:expression="of:=[.#REF!]" table:base-cell-address="02-年月別.$A$1"/>
        <table:named-expression table:name="月底人口數" table:expression="of:=[.#REF!]" table:base-cell-address="02-年月別.$A$1"/>
        <table:named-expression table:name="出生" table:expression="of:=[.#REF!]" table:base-cell-address="02-年月別.$A$1"/>
        <table:named-expression table:name="死亡" table:expression="of:=[.#REF!]" table:base-cell-address="02-年月別.$A$1"/>
        <table:named-expression table:name="結婚" table:expression="of:=[.#REF!]" table:base-cell-address="02-年月別.$A$1"/>
        <table:named-expression table:name="鄰數戶數" table:expression="of:=[.#REF!]" table:base-cell-address="02-年月別.$A$1"/>
        <table:named-expression table:name="離婚" table:expression="of:=[.#REF!]" table:base-cell-address="02-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  <style:font-face style:name="微軟正黑體" svg:font-family="微軟正黑體"/>
    <style:font-face style:name="Courier New" svg:font-family="&quot;Courier New&quot;"/>
  </office:font-face-decls>
  <office:styles>
    <number:number-style style:name="N0">
      <number:number number:min-integer-digits="1"/>
    </number:number-style>
    <number:number-style style:name="N5P0">
      <number:number number:decimal-places="0" number:min-integer-digits="1" number:grouping="true"/>
    </number:number-style>
    <number:number-style style:name="N5">
      <number:text>-</number:text>
      <number:number number:decimal-places="0" number:min-integer-digits="1" number:grouping="true"/>
      <style:map style:condition="value()&gt;=0" style:apply-style-name="N5P0"/>
    </number:number-style>
    <number:percentage-style style:name="N13">
      <number:number number:decimal-places="0" number:min-integer-digits="1"/>
      <number:text>%</number:text>
    </number:percentage-style>
    <number:number-style style:name="N33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33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33P2">
      <number:text> - </number:text>
    </number:text-style>
    <number:text-style style:name="N33">
      <number:text> </number:text>
      <number:text-content/>
      <number:text> </number:text>
      <style:map style:condition="value()&gt;0" style:apply-style-name="N33P0"/>
      <style:map style:condition="value()&lt;0" style:apply-style-name="N33P1"/>
      <style:map style:condition="value()=0" style:apply-style-name="N33P2"/>
    </number:text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6P0">
      <number:number number:decimal-places="2" number:min-integer-digits="1" number:grouping="true"/>
    </number:number-style>
    <number:number-style style:name="N56P1">
      <number:text>–</number:text>
      <number:number number:decimal-places="2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6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60P2">
      <number:text> - </number:text>
    </number:text-style>
    <number:text-style style:name="N60">
      <number:text> </number:text>
      <number:text-content/>
      <number:text> </number:text>
      <style:map style:condition="value()&gt;0" style:apply-style-name="N60P0"/>
      <style:map style:condition="value()&lt;0" style:apply-style-name="N60P1"/>
      <style:map style:condition="value()=0" style:apply-style-name="N60P2"/>
    </number:text-style>
    <number:number-style style:name="N6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6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61P2">
      <number:text> - </number:text>
    </number:text-style>
    <number:text-style style:name="N61">
      <number:text> </number:text>
      <number:text-content/>
      <number:text> </number:text>
      <style:map style:condition="value()&gt;0" style:apply-style-name="N61P0"/>
      <style:map style:condition="value()&lt;0" style:apply-style-name="N61P1"/>
      <style:map style:condition="value()=0" style:apply-style-name="N61P2"/>
    </number:text-style>
    <number:number-style style:name="N62P0">
      <number:text> </number:text>
      <number:number number:decimal-places="2" number:min-integer-digits="1" number:grouping="true"/>
      <number:text> </number:text>
    </number:number-style>
    <number:number-style style:name="N62P1">
      <number:text>-</number:text>
      <number:number number:decimal-places="2" number:min-integer-digits="1" number:grouping="true"/>
      <number:text> </number:text>
    </number:number-style>
    <number:number-style style:name="N62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62">
      <number:text> </number:text>
      <number:text-content/>
      <number:text> </number:text>
      <style:map style:condition="value()&gt;0" style:apply-style-name="N62P0"/>
      <style:map style:condition="value()&lt;0" style:apply-style-name="N62P1"/>
      <style:map style:condition="value()=0" style:apply-style-name="N62P2"/>
    </number:text-style>
    <number:number-style style:name="N63P0">
      <number:text>   </number:text>
      <number:number number:decimal-places="0" number:min-integer-digits="1" number:grouping="true"/>
    </number:number-style>
    <number:number-style style:name="N63P1">
      <number:text>－</number:text>
      <number:number number:decimal-places="0" number:min-integer-digits="1" number:grouping="true"/>
    </number:number-style>
    <number:text-style style:name="N63">
      <number:text>—</number:text>
      <style:map style:condition="value()&gt;0" style:apply-style-name="N63P0"/>
      <style:map style:condition="value()&lt;0" style:apply-style-name="N63P1"/>
    </number:text-style>
    <number:number-style style:name="N64P0">
      <number:text>   </number:text>
      <number:number number:decimal-places="4" number:min-integer-digits="1" number:grouping="true"/>
    </number:number-style>
    <number:number-style style:name="N64P1">
      <number:text>－</number:text>
      <number:number number:decimal-places="4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">
      <number:number number:decimal-places="4" number:min-integer-digits="1" number:grouping="true"/>
      <number:text> </number:text>
    </number:number-style>
    <number:number-style style:name="N66P0">
      <number:number number:decimal-places="0" number:min-integer-digits="1" number:grouping="true">
        <number:embedded-text number:position="0"> </number:embedded-text>
      </number:number>
    </number:number-style>
    <number:number-style style:name="N66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6">
      <number:text>— </number:text>
      <style:map style:condition="value()&gt;0" style:apply-style-name="N66P0"/>
      <style:map style:condition="value()&lt;0" style:apply-style-name="N66P1"/>
    </number:text-style>
    <number:number-style style:name="N72P0">
      <number:number number:decimal-places="0" number:min-integer-digits="1" number:grouping="true"/>
    </number:number-style>
    <number:number-style style:name="N72P1">
      <number:text>–</number:text>
      <number:number number:decimal-places="0" number:min-integer-digits="1" number:grouping="true"/>
    </number:number-style>
    <number:text-style style:name="N72">
      <number:text>—</number:text>
      <style:map style:condition="value()&gt;0" style:apply-style-name="N72P0"/>
      <style:map style:condition="value()&lt;0" style:apply-style-name="N72P1"/>
    </number:text-style>
    <number:number-style style:name="N73P0">
      <number:number number:decimal-places="4" number:min-integer-digits="1" number:grouping="true"/>
    </number:number-style>
    <number:number-style style:name="N73P1">
      <number:text>–</number:text>
      <number:number number:decimal-places="4" number:min-integer-digits="1" number:grouping="true"/>
    </number:number-style>
    <number:text-style style:name="N73">
      <number:text>—</number:text>
      <style:map style:condition="value()&gt;0" style:apply-style-name="N73P0"/>
      <style:map style:condition="value()&lt;0" style:apply-style-name="N73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微軟正黑體" style:font-name-asian="微軟正黑體" style:font-name-complex="微軟正黑體" style:font-family-generic="swiss"/>
    </style:style>
    <style:style style:name="_19968__33324__32_2_32_2" style:display-name="一般 2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" style:display-name="一般 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32_3_32_2" style:display-name="一般 3 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32_4" style:display-name="一般 4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32_2" style:display-name="千分位 2" style:family="table-cell" style:data-style-name="N62">
      <style:text-properties style:font-name="新細明體" style:font-name-asian="新細明體" style:font-name-complex="新細明體" style:font-family-generic="roman"/>
    </style:style>
    <style:style style:name="_21315__20998__20301__32_3" style:display-name="千分位 3" style:family="table-cell" style:data-style-name="N35"/>
    <style:style style:name="_21315__20998__20301__32_4" style:display-name="千分位 4" style:family="table-cell" style:data-style-name="N35"/>
    <style:style style:name="_21315__20998__20301__91_0_93__32_2" style:display-name="千分位[0] 2" style:family="table-cell" style:data-style-name="N49"/>
    <style:style style:name="_21315__20998__20301__91_0_93__32_2_32_2" style:display-name="千分位[0] 2 2" style:family="table-cell" style:data-style-name="N33"/>
    <style:style style:name="_21315__20998__20301__91_0_93__32_2_32_3" style:display-name="千分位[0] 2 3" style:family="table-cell" style:data-style-name="N33"/>
    <style:style style:name="_21315__20998__20301__91_0_93__32_3" style:display-name="千分位[0] 3" style:family="table-cell" style:data-style-name="N60">
      <style:text-properties style:font-name="微軟正黑體" style:font-name-asian="微軟正黑體" style:font-name-complex="微軟正黑體" style:font-family-generic="swiss"/>
    </style:style>
    <style:style style:name="_21315__20998__20301__91_0_93__32_4" style:display-name="千分位[0] 4" style:family="table-cell" style:data-style-name="N61">
      <style:text-properties style:font-name="新細明體" style:font-name-asian="新細明體" style:font-name-complex="新細明體" style:font-family-generic="roman"/>
    </style:style>
    <style:style style:name="_21315__20998__20301__91_0_93__32_5" style:display-name="千分位[0] 5" style:family="table-cell" style:data-style-name="N33"/>
    <style:style style:name="_21315__20998__20301__91_0_93__32_6" style:display-name="千分位[0] 6" style:family="table-cell" style:data-style-name="N33"/>
    <style:style style:name="_21315__20998__20301__91_0_93__96-09" style:display-name="千分位[0]_96-09" style:family="table-cell" style:data-style-name="N60">
      <style:text-properties style:font-name="新細明體" style:font-name-asian="新細明體" style:font-name-complex="新細明體" style:font-family-generic="roman"/>
    </style:style>
    <style:style style:name="_30334__20998__27604__32_2" style:display-name="百分比 2" style:family="table-cell" style:data-style-name="N13"/>
  </office:styles>
  <office:automatic-styles>
    <style:page-layout style:name="pm1">
      <style:page-layout-properties fo:margin-top="0.196850393700787in" fo:margin-bottom="0.196850393700787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11023622047in" fo:margin-bottom="0in" fo:margin-left="0.590551181102362in" fo:margin-right="0.590551181102362in" style:print-orientation="landscape" style:print-page-order="ttb" style:first-page-number="continue" style:scale-to="67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0368</meta:generator>
    <meta:initial-creator>溫麗華</meta:initial-creator>
    <dc:creator>盧怡婷</dc:creator>
    <meta:creation-date>2019-06-04T12:02:08Z</meta:creation-date>
    <dc:date>2020-12-03T10:42:36Z</dc:date>
    <meta:print-date>2020-12-03T10:32:04Z</meta:print-date>
  </office:meta>
</office:document-meta>
</file>